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style:text-underline-style="none" officeooo:paragraph-rsid="000a8ed1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9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10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5" style:family="paragraph" style:parent-style-name="Heading_20_1">
      <style:text-properties officeooo:rsid="00e8b60c" officeooo:paragraph-rsid="00e8b60c"/>
    </style:style>
    <style:style style:name="P16" style:family="paragraph" style:parent-style-name="Text_20_body">
      <style:text-properties style:font-name="Times New Roman" officeooo:paragraph-rsid="012c7544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 style:list-style-name="L1">
      <style:text-properties style:font-name="Times New Roman"/>
    </style:style>
    <style:style style:name="P19" style:family="paragraph" style:parent-style-name="Text_20_body">
      <style:text-properties style:font-name="Times New Roman" officeooo:rsid="012c7544" officeooo:paragraph-rsid="012c7544"/>
    </style:style>
    <style:style style:name="P20" style:family="paragraph" style:parent-style-name="Text_20_body">
      <style:text-properties style:font-name="Times New Roman" officeooo:rsid="012c7544"/>
    </style:style>
    <style:style style:name="P21" style:family="paragraph" style:parent-style-name="Text_20_body">
      <style:text-properties style:font-name="Times New Roman" officeooo:rsid="01330cfd" officeooo:paragraph-rsid="01330cfd"/>
    </style:style>
    <style:style style:name="P22" style:family="paragraph" style:parent-style-name="Text_20_body">
      <style:text-properties style:font-name="Times New Roman" officeooo:rsid="01330cfd"/>
    </style:style>
    <style:style style:name="P23" style:family="paragraph" style:parent-style-name="Text_20_body">
      <style:text-properties officeooo:paragraph-rsid="013364eb"/>
    </style:style>
    <style:style style:name="P24" style:family="paragraph" style:parent-style-name="Text_20_body">
      <style:text-properties style:font-name="Times New Roman" officeooo:rsid="013364eb"/>
    </style:style>
    <style:style style:name="P25" style:family="paragraph" style:parent-style-name="Preformatted_20_Text">
      <style:paragraph-properties fo:margin-top="0cm" fo:margin-bottom="0.25cm" style:contextual-spacing="true" fo:line-height="150%" fo:text-align="justify" style:justify-single-word="false"/>
      <style:text-properties style:font-name="Times New Roman" fo:font-size="14pt" officeooo:rsid="013364eb"/>
    </style:style>
    <style:style style:name="P26" style:family="paragraph" style:parent-style-name="Heading_20_3">
      <style:paragraph-properties fo:margin-top="0cm" fo:margin-bottom="0.25cm" style:contextual-spacing="true" fo:line-height="150%" fo:text-align="justify" style:justify-single-word="false"/>
      <style:text-properties style:font-name="Times New Roman" officeooo:rsid="013364eb"/>
    </style:style>
    <style:style style:name="P27" style:family="paragraph" style:parent-style-name="Text_20_body">
      <style:text-properties style:font-name="Times New Roman" officeooo:rsid="01093c90" officeooo:paragraph-rsid="01093c90"/>
    </style:style>
    <style:style style:name="P28" style:family="paragraph" style:parent-style-name="Text_20_body">
      <style:text-properties style:font-name="Times New Roman" officeooo:paragraph-rsid="0113ff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26615e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T7" style:family="text">
      <style:text-properties fo:font-size="14pt" officeooo:rsid="0127f81d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fo:background-color="transparent" loext:char-shading-value="0" style:font-size-asian="14pt" style:font-size-complex="14pt"/>
    </style:style>
    <style:style style:name="T11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c6885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language="en" fo:country="US"/>
    </style:style>
    <style:style style:name="T17" style:family="text">
      <style:text-properties officeooo:rsid="0127f81d"/>
    </style:style>
    <style:style style:name="T18" style:family="text">
      <style:text-properties fo:font-weight="bold"/>
    </style:style>
    <style:style style:name="T19" style:family="text">
      <style:text-properties officeooo:rsid="01330cfd"/>
    </style:style>
    <style:style style:name="T20" style:family="text">
      <style:text-properties officeooo:rsid="0130d3c1"/>
    </style:style>
    <style:style style:name="T21" style:family="text">
      <style:text-properties style:font-name="Times New Roman" officeooo:rsid="013364eb"/>
    </style:style>
    <style:style style:name="T22" style:family="text">
      <style:text-properties officeooo:rsid="013364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3</text:span></text:p>
      <text:p text:style-name="P5" loext:marker-style-name="T6"><text:span text:style-name="T7">СИНТАКСИЧНИЙ ТА СЕМАНТИЧНИЙ АНАЛІЗ</text:span></text:p>
      <text:p text:style-name="P3" loext:marker-style-name="T8"><text:span text:style-name="T8">(з дисципліни «Побудова компіляторів»)</text:span>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9"/>
      <text:p text:style-name="P8"/>
      <text:p text:style-name="P8" loext:marker-style-name="T8"><text:span text:style-name="T8">Звіт ст</text:span><text:span text:style-name="T10">удент</text:span><text:span text:style-name="T11">а</text:span><text:span text:style-name="T10"> І </text:span><text:span text:style-name="T8">курсу, групи </text:span><text:span text:style-name="T10">ІП-51мн</text:span></text:p>
      <text:p text:style-name="P8" loext:marker-style-name="T8"><text:span text:style-name="T8">спеціальності </text:span><text:span text:style-name="T12">F2</text:span><text:span text:style-name="T8"> Інженерія програмного забезпечення</text:span></text:p>
      <text:p text:style-name="P8"><text:span text:style-name="T13"><text:s text:c="13"/></text:span><text:span text:style-name="T14">Панченко С. В. <text:s text:c="39"/></text:span><text:s/><text:tab/><text:tab/><text:tab/><text:tab/><text:span text:style-name="T13"> <text:s text:c="27"/></text:span></text:p>
      <text:p text:style-name="P9" loext:marker-style-name="T15"><text:span text:style-name="T15">(Прізвище, ім’я, по батькові)<text:tab/>(Підпис)</text:span></text:p>
      <text:p text:style-name="P8"/>
      <text:p text:style-name="P8"/>
      <text:p text:style-name="P8">Перевірив: <text:span text:style-name="T13"><text:s text:c="3"/>доцент, к.т.н. Стативка Ю.І. <text:s text:c="9"/></text:span><text:s/><text:tab/><text:tab/><text:tab/><text:tab/><text:span text:style-name="T13"> <text:s text:c="27"/></text:span></text:p>
      <text:p text:style-name="P10" loext:marker-style-name="T15"><text:span text:style-name="T15">(Посада, науковий ступінь, прізвище та ініціали) <text:s text:c="96"/>(Підпис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Київ – 202<text:span text:style-name="T16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11"><text:a xlink:type="simple" xlink:href="#__RefHeading___Toc596_3436762079" office:name="Мета" text:style-name="Index_20_Link" text:visited-style-name="Index_20_Link">1 Мета<text:tab/>3</text:a></text:p>
          <text:p text:style-name="P11"><text:a xlink:type="simple" xlink:href="#__RefHeading___Toc170_199842936" office:name="Виконання" text:style-name="Index_20_Link" text:visited-style-name="Index_20_Link">2 Виконання<text:tab/>4</text:a></text:p>
          <text:p text:style-name="P12"><text:a xlink:type="simple" xlink:href="#__RefHeading___Toc3204_3673956086" office:name="Короткий опис" text:style-name="Index_20_Link" text:visited-style-name="Index_20_Link">2.1 Короткий опис<text:tab/>4</text:a></text:p>
          <text:p text:style-name="P12"><text:a xlink:type="simple" xlink:href="#__RefHeading___Toc3206_3673956086" office:name="Повна граматика" text:style-name="Index_20_Link" text:visited-style-name="Index_20_Link">2.2 Повна граматика<text:tab/>4</text:a></text:p>
          <text:p text:style-name="P12"><text:a xlink:type="simple" xlink:href="#__RefHeading___Toc3208_3673956086" office:name="Синтаксичний аналізатор" text:style-name="Index_20_Link" text:visited-style-name="Index_20_Link">2.3 Синтаксичний аналізатор<text:tab/>7</text:a></text:p>
          <text:p text:style-name="P12"><text:a xlink:type="simple" xlink:href="#__RefHeading___Toc3210_3673956086" office:name="Семантичний аналізатор" text:style-name="Index_20_Link" text:visited-style-name="Index_20_Link">2.4 Семантичний аналізатор<text:tab/>7</text:a></text:p>
          <text:p text:style-name="P12"><text:a xlink:type="simple" xlink:href="#__RefHeading___Toc3425_3673956086" office:name="Тестування" text:style-name="Index_20_Link" text:visited-style-name="Index_20_Link">2.5 Тестування<text:tab/>9</text:a></text:p>
          <text:p text:style-name="P13"><text:a xlink:type="simple" xlink:href="#__RefHeading___Toc3301_3673956086" office:name="Пропуск термінала" text:style-name="Index_20_Link" text:visited-style-name="Index_20_Link">2.5.1 Пропуск термінала<text:tab/>10</text:a></text:p>
          <text:p text:style-name="P13"><text:a xlink:type="simple" xlink:href="#__RefHeading___Toc3303_3673956086" office:name="Зайвий термінал" text:style-name="Index_20_Link" text:visited-style-name="Index_20_Link">2.5.2 Зайвий термінал<text:tab/>10</text:a></text:p>
          <text:p text:style-name="P13"><text:a xlink:type="simple" xlink:href="#__RefHeading___Toc3305_3673956086" office:name="Помилка у наборі ключового слова" text:style-name="Index_20_Link" text:visited-style-name="Index_20_Link">2.5.3 Помилка у наборі ключового слова<text:tab/>10</text:a></text:p>
          <text:p text:style-name="P13"><text:a xlink:type="simple" xlink:href="#__RefHeading___Toc3307_3673956086" office:name="Помилковий оператор у виразах" text:style-name="Index_20_Link" text:visited-style-name="Index_20_Link">2.5.4 Помилковий оператор у виразах<text:tab/>11</text:a></text:p>
          <text:p text:style-name="P13"><text:a xlink:type="simple" xlink:href="#__RefHeading___Toc3309_3673956086" office:name="Невідповідність типів" text:style-name="Index_20_Link" text:visited-style-name="Index_20_Link">2.5.5 Невідповідність типів<text:tab/>11</text:a></text:p>
          <text:p text:style-name="P13"><text:a xlink:type="simple" xlink:href="#__RefHeading___Toc3311_3673956086" office:name="Помилка в умові if" text:style-name="Index_20_Link" text:visited-style-name="Index_20_Link">2.5.6 Помилка в умові if<text:tab/>12</text:a></text:p>
          <text:p text:style-name="P13"><text:a xlink:type="simple" xlink:href="#__RefHeading___Toc3313_3673956086" office:name="Вкладені конструкції" text:style-name="Index_20_Link" text:visited-style-name="Index_20_Link">2.5.7 Вкладені конструкції<text:tab/>12</text:a></text:p>
          <text:p text:style-name="P13"><text:a xlink:type="simple" xlink:href="#__RefHeading___Toc3315_3673956086" office:name=" Відсутність return" text:style-name="Index_20_Link" text:visited-style-name="Index_20_Link">2.5.8 <text:s/>Відсутність return<text:tab/>13</text:a></text:p>
          <text:p text:style-name="P13"><text:a xlink:type="simple" xlink:href="#__RefHeading___Toc3317_3673956086" office:name=" Дубльоване ім’я змінної" text:style-name="Index_20_Link" text:visited-style-name="Index_20_Link">2.5.9 <text:s/>Дубльоване ім’я змінної<text:tab/>13</text:a></text:p>
          <text:p text:style-name="P13"><text:a xlink:type="simple" xlink:href="#__RefHeading___Toc3319_3673956086" office:name=" Висновок" text:style-name="Index_20_Link" text:visited-style-name="Index_20_Link">2.5.10 <text:s/>Висновок<text:tab/>14</text:a></text:p>
          <text:p text:style-name="P12"><text:a xlink:type="simple" xlink:href="#__RefHeading___Toc3321_3673956086" office:name="Програмна реалізація" text:style-name="Index_20_Link" text:visited-style-name="Index_20_Link">2.6 Програмна реалізація<text:tab/>14</text:a></text:p>
          <text:p text:style-name="P11"><text:a xlink:type="simple" xlink:href="#__RefHeading___Toc172_199842936" office:name="Висновок" text:style-name="Index_20_Link" text:visited-style-name="Index_20_Link">3 Висновок<text:tab/>31</text:a></text:p>
        </text:index-body>
      </text:table-of-content>
      <text:p text:style-name="P14"/>
      <text:h text:style-name="P15" text:outline-level="1"><text:bookmark-start text:name="__RefHeading___Toc596_3436762079"/>Мета<text:bookmark-end text:name="__RefHeading___Toc596_3436762079"/></text:h>
      <text:p text:style-name="Text_20_body"><text:span text:style-name="T17">П</text:span>рограмна реалiзацiя синтаксичного аналiзатора (парсера) заданої мови методом рекурсивного спуску. </text:p>
      <text:h text:style-name="Heading_20_1" text:outline-level="1"><text:bookmark-start text:name="__RefHeading___Toc170_199842936"/>Виконання<text:bookmark-end text:name="__RefHeading___Toc170_199842936"/></text:h>
      <text:h text:style-name="Heading_20_2" text:outline-level="2"><text:bookmark-start text:name="__RefHeading___Toc3204_3673956086"/>Короткий опис<text:bookmark-end text:name="__RefHeading___Toc3204_3673956086"/></text:h>
      <text:p text:style-name="P16">Розроблена мова є простою Lisp-подібною процедурною мовою, орієнтованою на дослідницьке моделювання та генерацію коду. Її синтаксис побудований повністю на дужкових виразах, що забезпечує однорідну деревоподібну структуру програми й спрощує як лексичний, так і синтаксичний аналіз. Програма складається з набору визначень функцій у вигляді списків виду<text:line-break/><text:span text:style-name="Source_20_Text">(fn &lt;ім’я&gt; &lt;тип-повернення&gt; &lt;аргументи&gt; &lt;змінні&gt; &lt;оператори&gt;)</text:span>.<text:line-break/>Мова підтримує базові типи даних <text:span text:style-name="Source_20_Text">int</text:span>, <text:span text:style-name="Source_20_Text">float</text:span>, <text:span text:style-name="Source_20_Text">bool</text:span>, а також булеві константи <text:span text:style-name="Source_20_Text">true</text:span> і <text:span text:style-name="Source_20_Text">false</text:span>. Набір операторів включає присвоєння <text:span text:style-name="Source_20_Text">set</text:span>, умовний оператор <text:span text:style-name="Source_20_Text">if</text:span>, цикл <text:span text:style-name="Source_20_Text">while</text:span> і <text:span text:style-name="Source_20_Text">return</text:span>. Вирази формуються з атомів (ідентифікаторів, чисел, булевих значень) або викликів функцій, включно з вбудованими арифметичними та порівняльними операціями (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==</text:span>, <text:span text:style-name="Source_20_Text">&lt;</text:span>, <text:span text:style-name="Source_20_Text">&gt;</text:span>, <text:span text:style-name="Source_20_Text">&lt;=</text:span>, <text:span text:style-name="Source_20_Text">&gt;=</text:span>). Уся програма є правильно вкладеним деревом списків, що робить її придатною до рекурсивного синтаксичного аналізу без лівої рекурсії.</text:p>
      <text:h text:style-name="Heading_20_2" text:outline-level="2"><text:bookmark-start text:name="__RefHeading___Toc3206_3673956086"/>Повна граматика<text:bookmark-end text:name="__RefHeading___Toc3206_3673956086"/></text:h>
      <text:p text:style-name="P17">Повна граматика мови, вільна від ліворекурсивних правил та представлена у форматі ANTLR4, описує кореневий елемент <text:span text:style-name="Source_20_Text">program</text:span> як послідовність оголошень функцій. <text:span text:style-name="T18">Оголошення функції</text:span> (<text:span text:style-name="Source_20_Text">function_definition</text:span>) є ключовою структурою і являє собою список з фіксованою структурою: <text:span text:style-name="Source_20_Text">(fn &lt;назва&gt; &lt;тип_повернення&gt; (&lt;аргументи&gt;) (&lt;змінні&gt;) (&lt;оператори&gt;...))</text:span>. Це правило гарантує, що синтаксичний аналізатор очікує рівно шість елементів у списку, починаючи з ключового слова <text:span text:style-name="Source_20_Text">'fn'</text:span>.</text:p>
      <text:p text:style-name="Code">grammar MiniLispLang;</text:p>
      <text:p text:style-name="Code"/>
      <text:p text:style-name="Code">// --- Початкове правило ---</text:p>
      <text:p text:style-name="Code"><text:soft-page-break/>program</text:p>
      <text:p text:style-name="Code"><text:s text:c="4"/>: '(' functionDef+ ')' EOF</text:p>
      <text:p text:style-name="Code"><text:s text:c="4"/>;</text:p>
      <text:p text:style-name="Code"/>
      <text:p text:style-name="Code">// --- Визначення функції ---</text:p>
      <text:p text:style-name="Code">functionDef</text:p>
      <text:p text:style-name="Code"><text:s text:c="4"/>: '(' 'fn' IDENT TYPE argList varList stmtList ')'</text:p>
      <text:p text:style-name="Code"><text:s text:c="4"/>;</text:p>
      <text:p text:style-name="Code"/>
      <text:p text:style-name="Code">// --- Списки аргументів і змінних ---</text:p>
      <text:p text:style-name="Code">argList</text:p>
      <text:p text:style-name="Code"><text:s text:c="4"/>: '(' (nameTypePair)* ')'</text:p>
      <text:p text:style-name="Code"><text:s text:c="4"/>;</text:p>
      <text:p text:style-name="Code"/>
      <text:p text:style-name="Code">varList</text:p>
      <text:p text:style-name="Code"><text:s text:c="4"/>: '(' (nameTypePair)* ')'</text:p>
      <text:p text:style-name="Code"><text:s text:c="4"/>;</text:p>
      <text:p text:style-name="Code"/>
      <text:p text:style-name="Code">nameTypePair</text:p>
      <text:p text:style-name="Code"><text:s text:c="4"/>: '(' IDENT TYPE ')'</text:p>
      <text:p text:style-name="Code"><text:s text:c="4"/>;</text:p>
      <text:p text:style-name="Code"/>
      <text:p text:style-name="Code">// --- Типи ---</text:p>
      <text:p text:style-name="Code">TYPE</text:p>
      <text:p text:style-name="Code"><text:s text:c="4"/>: 'int' | 'float' | 'bool'</text:p>
      <text:p text:style-name="Code"><text:s text:c="4"/>;</text:p>
      <text:p text:style-name="Code"/>
      <text:p text:style-name="Code">// --- Список операторів ---</text:p>
      <text:p text:style-name="Code">stmtList</text:p>
      <text:p text:style-name="Code"><text:s text:c="4"/>: '(' statement+ ')'</text:p>
      <text:p text:style-name="Code"><text:s text:c="4"/>;</text:p>
      <text:p text:style-name="Code"/>
      <text:p text:style-name="Code">// --- Оператори ---</text:p>
      <text:p text:style-name="Code">statement</text:p>
      <text:p text:style-name="Code"><text:s text:c="4"/>: '(' 'set' IDENT expr ')'</text:p>
      <text:p text:style-name="Code"><text:s text:c="4"/>| '(' 'if' expr stmtList stmtList ')'</text:p>
      <text:p text:style-name="Code"><text:s text:c="4"/>| '(' 'while' expr stmtList ')'</text:p>
      <text:p text:style-name="Code"><text:s text:c="4"/>| '(' 'return' expr ')'</text:p>
      <text:p text:style-name="Code"><text:s text:c="4"/>;</text:p>
      <text:p text:style-name="Code"/>
      <text:p text:style-name="Code">// --- Вирази ---</text:p>
      <text:p text:style-name="Code">expr</text:p>
      <text:p text:style-name="Code"><text:s text:c="4"/>: atom</text:p>
      <text:p text:style-name="Code"><text:s text:c="4"/>| funcCall</text:p>
      <text:p text:style-name="Code"><text:s text:c="4"/>;</text:p>
      <text:p text:style-name="Code"/>
      <text:p text:style-name="Code">funcCall</text:p>
      <text:p text:style-name="Code"><text:s text:c="4"/>: '(' IDENT expr* ')'</text:p>
      <text:p text:style-name="Code"><text:s text:c="4"/>;</text:p>
      <text:p text:style-name="Code"><text:soft-page-break/></text:p>
      <text:p text:style-name="Code">// --- Атоми ---</text:p>
      <text:p text:style-name="Code">atom</text:p>
      <text:p text:style-name="Code"><text:s text:c="4"/>: IDENT</text:p>
      <text:p text:style-name="Code"><text:s text:c="4"/>| INT</text:p>
      <text:p text:style-name="Code"><text:s text:c="4"/>| FLOAT</text:p>
      <text:p text:style-name="Code"><text:s text:c="4"/>| BOOL</text:p>
      <text:p text:style-name="Code"><text:s text:c="4"/>;</text:p>
      <text:p text:style-name="Code"/>
      <text:p text:style-name="Code">// --- Лексеми ---</text:p>
      <text:p text:style-name="Code">IDENT</text:p>
      <text:p text:style-name="Code"><text:s text:c="4"/>: [a-zA-Z!$%&amp;*/+\-:&lt;=&gt;?^_~\.0-9]+</text:p>
      <text:p text:style-name="Code"><text:s text:c="4"/>;</text:p>
      <text:p text:style-name="Code"/>
      <text:p text:style-name="Code">INT</text:p>
      <text:p text:style-name="Code"><text:s text:c="4"/>: [+\-]?[0-9]+</text:p>
      <text:p text:style-name="Code"><text:s text:c="4"/>;</text:p>
      <text:p text:style-name="Code"/>
      <text:p text:style-name="Code">FLOAT</text:p>
      <text:p text:style-name="Code"><text:s text:c="4"/>: [+\-]?[0-9]+'.'[0-9]+</text:p>
      <text:p text:style-name="Code"><text:s text:c="4"/>;</text:p>
      <text:p text:style-name="Code"/>
      <text:p text:style-name="Code">BOOL</text:p>
      <text:p text:style-name="Code"><text:s text:c="4"/>: 'true' | 'false'</text:p>
      <text:p text:style-name="Code"><text:s text:c="4"/>;</text:p>
      <text:p text:style-name="Code"/>
      <text:p text:style-name="Code">LPAREN : '(' ;</text:p>
      <text:p text:style-name="Code">RPAREN : ')' ;</text:p>
      <text:p text:style-name="Code">WS : [ \t\r\n]+ -&gt; skip ;</text:p>
      <text:p text:style-name="P17">Лексичний аналізатор реалізований у вигляді послідовного проходу файлу, який ідентифікує три основні типи токенів: ліві дужки <text:span text:style-name="Source_20_Text">(</text:span>, праві дужки <text:span text:style-name="Source_20_Text">)</text:span>, ідентифікатори або константи (<text:span text:style-name="Source_20_Text">TokenIdentifier</text:span>). Використовуються регулярні вирази для пошуку збігів у тексті:</text:p>
      <text:list text:style-name="L1">
        <text:list-item>
          <text:p text:style-name="P18"><text:span text:style-name="Source_20_Text">[(]</text:span> та <text:span text:style-name="Source_20_Text">[)]</text:span> для дужок;</text:p>
        </text:list-item>
        <text:list-item>
          <text:p text:style-name="P18"><text:span text:style-name="Source_20_Text">[a-zA-Z!$%&amp;*/+\-:&lt;=&gt;?^_~\.0-9]+</text:span> для атомів;</text:p>
        </text:list-item>
        <text:list-item>
          <text:p text:style-name="P18"><text:span text:style-name="Source_20_Text">[ \t\r]+</text:span> для пропусків;</text:p>
        </text:list-item>
        <text:list-item>
          <text:p text:style-name="P18"><text:span text:style-name="Source_20_Text">[\n]</text:span> для нових рядків.</text:p>
        </text:list-item>
      </text:list>
      <text:p text:style-name="P17">Під час токенізації зберігаються координати (номер рядка і стовпця) для діагностики помилок. Усі нерозпізнані символи викликають аварійне завершення з повідомленням про позицію помилки. Таким чином, лексер побудований без <text:soft-page-break/>залежностей і може бути використаний як окремий модуль для будь-якої Lisp-подібної мови.</text:p>
      <text:h text:style-name="Heading_20_2" text:outline-level="2"><text:bookmark-start text:name="__RefHeading___Toc3208_3673956086"/><text:span text:style-name="T19">С</text:span><text:span text:style-name="T20">интаксичн</text:span><text:span text:style-name="T19">ий</text:span><text:span text:style-name="T20"> аналізатор</text:span><text:bookmark-end text:name="__RefHeading___Toc3208_3673956086"/></text:h>
      <text:p text:style-name="P19">Синтаксичний аналізатор побудований на рекурсивному розборі вкладених списків (<text:span text:style-name="Source_20_Text">LispList</text:span>). Після токенізації створюється дерево, де кожен вузол відповідає відкритій дужці, а його нащадки — елементи списку. Рекурсія завершується при зустрічі правої дужки.</text:p>
      <text:p text:style-name="P20">Далі відбувається етап синтаксичного розбору, який перетворює це дерево у внутрішнє представлення (<text:span text:style-name="Source_20_Text">SyntaxFunctionDefinition</text:span>, <text:span text:style-name="Source_20_Text">SyntaxStatementSet</text:span>, <text:span text:style-name="Source_20_Text">SyntaxStatementIf</text:span>, тощо). На цьому етапі відбувається також перевірка типів, коректності ідентифікаторів і структури функцій (правильна кількість аргументів, повернення значення відповідного типу, відсутність дублікатів імен).</text:p>
      <text:p text:style-name="P20">Для операторів <text:span text:style-name="Source_20_Text">if</text:span>, <text:span text:style-name="Source_20_Text">while</text:span>, <text:span text:style-name="Source_20_Text">set</text:span>, <text:span text:style-name="Source_20_Text">return</text:span> викликаються окремі функції-парсери, які формують об’єкти класів-структур. Для виразів реалізовано перевірку правильності типів і відповідності функцій — користувацьких або вбудованих. Система також перевіряє збалансованість дужок та обов’язкову наявність оператору <text:span text:style-name="Source_20_Text">return</text:span> у кінці кожної функції.</text:p>
      <text:p text:style-name="P20">Завдяки повністю рекурсивній побудові й відсутності лівої рекурсії синтаксичний аналізатор є простим, надійним і легко розширюваним: нові конструкції можна додавати через нові гілки в <text:span text:style-name="Source_20_Text">syntax_parse_*</text:span> функціях або відповідні правила у граматиці ANTLR4.</text:p>
      <text:h text:style-name="Heading_20_2" text:outline-level="2"><text:bookmark-start text:name="__RefHeading___Toc3210_3673956086"/>Семантичний аналізатор<text:bookmark-end text:name="__RefHeading___Toc3210_3673956086"/></text:h>
      <text:p text:style-name="P21">емантичний аналізатор у розробленій мові є другим етапом після синтаксичного розбору. Його завдання полягає у перевірці правильності змісту програми — не лише того, що структура коду відповідає граматиці, а й того, що всі <text:soft-page-break/>операції, змінні та функції мають логічний сенс. Семантичний аналіз базується на побудованому синтаксичному дереві, де кожен вузол відповідає певній конструкції мови. Аналізатор проходить це дерево рекурсивно, перевіряючи оголошення функцій, допустимість операцій і коректність типів.</text:p>
      <text:p text:style-name="P22">На початку аналізу кожна функція перевіряється на унікальність імені. Це забезпечує відсутність дублювань і конфліктів у глобальному просторі. Далі аналізатор перевіряє унікальність імен аргументів і локальних змінних усередині кожної функції. Якщо імена повторюються, виводиться повідомлення про помилку з точною вказівкою рядка і стовпця, де виявлено дубль. Така перевірка гарантує, що кожен ідентифікатор у межах однієї функції має однозначне значення.</text:p>
      <text:p text:style-name="P22">Важливою частиною є перевірка типів. Семантичний аналізатор стежить за тим, щоб усі вирази були типово узгодженими. Для операторів присвоєння перевіряється, що змінна ліворуч і вираз праворуч мають однаковий тип. Для умов у конструкціях <text:span text:style-name="Source_20_Text">if</text:span> і <text:span text:style-name="Source_20_Text">while</text:span> вимагається тип <text:span text:style-name="Source_20_Text">bool</text:span>. Для операторів <text:span text:style-name="Source_20_Text">return</text:span> аналізатор звіряє тип поверненого виразу з типом, який оголошено у сигнатурі функції. Будь-яка невідповідність призводить до зупинки аналізу з помилкою.</text:p>
      <text:p text:style-name="P22">Під час проходу тіла функції аналізатор також перевіряє, чи всі використані змінні й аргументи справді оголошені у списку параметрів або локальних змінних. Якщо зустрічається невідомий ідентифікатор, програма вважається некоректною. Аналогічно перевіряються всі виклики функцій — аналізатор порівнює кількість і типи аргументів із визначенням цільової функції або з відомими вбудованими функціями. Якщо сигнатури не збігаються, повідомляється про помилку семантичного типу.</text:p>
      <text:p text:style-name="P22">Кожна функція повинна мати хоча б одну інструкцію <text:span text:style-name="Source_20_Text">return</text:span>, і ця інструкція має бути останньою в списку операторів. Якщо <text:span text:style-name="Source_20_Text">return</text:span> відсутній або розташований не в кінці, аналізатор видає діагностичне повідомлення. Завдяки цьому забезпечується логічна завершеність кожної функції — вона обов’язково повертає значення свого типу.</text:p>
      <text:p text:style-name="P22"><text:soft-page-break/>Семантика самої мови побудована на строгій статичній типізації. Це означає, що всі типи — <text:span text:style-name="Source_20_Text">int</text:span>, <text:span text:style-name="Source_20_Text">float</text:span> і <text:span text:style-name="Source_20_Text">bool</text:span> — визначаються під час аналізу, а не під час виконання. Кожен вираз має визначений тип, який або явно заданий (як у констант), або успадковується від контексту. Будь-яке порушення узгодженості типів виявляється ще до генерації коду. Такий підхід забезпечує надійність і запобігає типово небезпечним ситуаціям, властивим динамічним мовам.</text:p>
      <text:p text:style-name="P22">В основі семантики лежить принцип однозначного відповідника між синтаксичними конструкціями та семантичними правилами. Наприклад, оператор <text:span text:style-name="Source_20_Text">(set x expr)</text:span> означає присвоєння значення виразу змінній, яка вже існує і має відповідний тип. Конструкція <text:span text:style-name="Source_20_Text">(if cond then else)</text:span> описує умовне виконання блоків операторів, де <text:span text:style-name="Source_20_Text">cond</text:span> — логічний вираз, а обидві гілки — списки дій. Цикл <text:span text:style-name="Source_20_Text">(while cond body)</text:span> повторює виконання, доки умова істинна, а <text:span text:style-name="Source_20_Text">(return expr)</text:span> завершує функцію, повертаючи обчислене значення.</text:p>
      <text:p text:style-name="P22">Семантична модель мови також визначає поведінку вбудованих функцій, які фактично є частиною стандартної бібліотеки. Серед них арифметичні операції <text:span text:style-name="Source_20_Text">+</text:span>, <text:span text:style-name="Source_20_Text">-</text:span>, <text:span text:style-name="Source_20_Text">*</text:span>, <text:span text:style-name="Source_20_Text">/</text:span>, порівняльні <text:span text:style-name="Source_20_Text">==</text:span>, <text:span text:style-name="Source_20_Text">&lt;</text:span>, <text:span text:style-name="Source_20_Text">&gt;</text:span>, <text:span text:style-name="Source_20_Text">&lt;=</text:span>, <text:span text:style-name="Source_20_Text">&gt;=</text:span>, а також логічні операції для типу <text:span text:style-name="Source_20_Text">bool</text:span>. Кожна така функція має фіксовану сигнатуру, відому аналізатору, що дозволяє автоматично визначати тип результату під час перевірки виразів.</text:p>
      <text:h text:style-name="Heading_20_2" text:outline-level="2"><text:bookmark-start text:name="__RefHeading___Toc3425_3673956086"/>Тестування<text:bookmark-end text:name="__RefHeading___Toc3425_3673956086"/></text:h>
      <text:p text:style-name="P23"><text:span text:style-name="T21">Тестування синтаксичного та семантичного аналізаторів проводилось у кілька етапів, відповідно до плану перевірки коректності структури, типів, вкладеності та обробки помилок. Усі приклади наведені у форматі вихідного коду мови та очікуваних результатів, які генерує інтерпретатор у випадку помилки або успішного аналізу.</text:span></text:p>
      <text:h text:style-name="Heading_20_3" text:outline-level="3"><text:bookmark-start text:name="__RefHeading___Toc3301_3673956086"/><text:soft-page-break/>Пропуск термінала<text:bookmark-end text:name="__RefHeading___Toc3301_3673956086"/></text:h>
      <text:p text:style-name="P24"><text:span text:style-name="Strong_20_Emphasis">Мета:</text:span> перевірити реакцію на відсутню закриваючу дужку.<text:line-break/><text:span text:style-name="Strong_20_Emphasis">Вхідний код:</text:span></text:p>
      <text:p text:style-name="P25"><text:span text:style-name="Source_20_Text">(fn main int () () (</text:span></text:p>
      <text:p text:style-name="P25"><text:span text:style-name="Source_20_Text"><text:s text:c="4"/>(set x 5)</text:span></text:p>
      <text:p text:style-name="P25"><text:span text:style-name="Source_20_Text"><text:s text:c="4"/>(return x)</text:span></text:p>
      <text:p text:style-name="P24"><text:span text:style-name="Strong_20_Emphasis">Очікуваний результат:</text:span></text:p>
      <text:p text:style-name="P25"><text:span text:style-name="Source_20_Text">Error: Unmatched paren at line 1, column 1</text:span></text:p>
      <text:p text:style-name="Text_20_body"><text:span text:style-name="T21">Аналізатор виявляє, що кількість відкритих і закритих дужок не збігається, і повідомляє про позицію останньої відкритої дужки, яка залишилася непарною.</text:span></text:p>
      <text:h text:style-name="Heading_20_3" text:outline-level="3"><text:bookmark-start text:name="__RefHeading___Toc3303_3673956086"/>Зайвий термінал<text:bookmark-end text:name="__RefHeading___Toc3303_3673956086"/></text:h>
      <text:p text:style-name="P24"><text:span text:style-name="Strong_20_Emphasis">Мета:</text:span> перевірити поведінку при наявності зайвої дужки.<text:line-break/><text:span text:style-name="Strong_20_Emphasis">Вхідний код:</text:span></text:p>
      <text:p text:style-name="P25"><text:span text:style-name="Source_20_Text">(fn test int () () (</text:span></text:p>
      <text:p text:style-name="P25"><text:span text:style-name="Source_20_Text"><text:s text:c="4"/>(return 0)</text:span></text:p>
      <text:p text:style-name="P25"><text:span text:style-name="Source_20_Text">))</text:span></text:p>
      <text:p text:style-name="P25"><text:span text:style-name="Source_20_Text">)</text:span></text:p>
      <text:p text:style-name="P24"><text:span text:style-name="Strong_20_Emphasis">Очікуваний результат:</text:span></text:p>
      <text:p text:style-name="P25"><text:span text:style-name="Source_20_Text">Error: Unrecognized symbol at line 5, position 1</text:span></text:p>
      <text:p text:style-name="Text_20_body"><text:span text:style-name="T21">Токенайзер зустрічає дужку, яка не належить жодній конструкції, тому повідомляє про невпізнаний символ.</text:span></text:p>
      <text:h text:style-name="P26" text:outline-level="3"><text:bookmark-start text:name="__RefHeading___Toc3305_3673956086"/>Помилка у наборі ключового слова<text:bookmark-end text:name="__RefHeading___Toc3305_3673956086"/></text:h>
      <text:p text:style-name="P24"><text:span text:style-name="Strong_20_Emphasis">Мета:</text:span> перевірити правильність розпізнавання ключових слів.<text:line-break/><text:span text:style-name="Strong_20_Emphasis">Вхідний код:</text:span></text:p>
      <text:p text:style-name="P25"><text:soft-page-break/><text:span text:style-name="Source_20_Text">(fn man int () () (</text:span></text:p>
      <text:p text:style-name="P25"><text:span text:style-name="Source_20_Text"><text:s text:c="4"/>(retun 0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Statement name is not valid at line 3, column 6</text:span></text:p>
      <text:p text:style-name="P24">У цьому прикладі замість <text:span text:style-name="Source_20_Text">return</text:span> написано <text:span text:style-name="Source_20_Text">retun</text:span>, що не збігається з жодним допустимим оператором. Аналізатор розпізнає перший елемент списку як невідомий і повідомляє про помилку.</text:p>
      <text:p text:style-name="Text_20_body"/>
      <text:h text:style-name="P26" text:outline-level="3"><text:bookmark-start text:name="__RefHeading___Toc3307_3673956086"/>Помилковий оператор у виразах<text:bookmark-end text:name="__RefHeading___Toc3307_3673956086"/></text:h>
      <text:p text:style-name="P24"><text:span text:style-name="Strong_20_Emphasis">Мета:</text:span> перевірити реакцію на використання невідомої функції.<text:line-break/><text:span text:style-name="Strong_20_Emphasis">Вхідний код:</text:span></text:p>
      <text:p text:style-name="P25"><text:span text:style-name="Source_20_Text">(fn calc int ((x int)(y int)) () (</text:span></text:p>
      <text:p text:style-name="P25"><text:span text:style-name="Source_20_Text"><text:s text:c="4"/>(set z (??? x y))</text:span></text:p>
      <text:p text:style-name="P25"><text:span text:style-name="Source_20_Text"><text:s text:c="4"/>(return z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Function call does not match any functions at line 3, column 11</text:span></text:p>
      <text:p text:style-name="P24">Під час семантичного аналізу виявлено виклик функції з ім’ям <text:span text:style-name="Source_20_Text">???</text:span>, якої немає ані серед користувацьких, ані серед вбудованих.</text:p>
      <text:p text:style-name="Text_20_body"/>
      <text:h text:style-name="P26" text:outline-level="3"><text:bookmark-start text:name="__RefHeading___Toc3309_3673956086"/>Невідповідність типів<text:bookmark-end text:name="__RefHeading___Toc3309_3673956086"/></text:h>
      <text:p text:style-name="P24"><text:span text:style-name="Strong_20_Emphasis">Мета:</text:span> перевірити, чи аналізатор помічає типову помилку в операторі <text:span text:style-name="Source_20_Text">set</text:span>.<text:line-break/><text:span text:style-name="Strong_20_Emphasis">Вхідний код:</text:span></text:p>
      <text:p text:style-name="P25"><text:soft-page-break/><text:span text:style-name="Source_20_Text">(fn wrong int ((x int)) ((y bool)) (</text:span></text:p>
      <text:p text:style-name="P25"><text:span text:style-name="Source_20_Text"><text:s text:c="4"/>(set y (+ x 1))</text:span></text:p>
      <text:p text:style-name="P25"><text:span text:style-name="Source_20_Text"><text:s text:c="4"/>(return x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type mismatch between dest and src values in set statement at line 3, column 6</text:span></text:p>
      <text:p text:style-name="Text_20_body"><text:span text:style-name="T21">Оскільки змінна </text:span><text:span text:style-name="Source_20_Text"><text:span text:style-name="T22">y</text:span></text:span><text:span text:style-name="T21"> має тип </text:span><text:span text:style-name="Source_20_Text"><text:span text:style-name="T22">bool</text:span></text:span><text:span text:style-name="T21">, а результат </text:span><text:span text:style-name="Source_20_Text"><text:span text:style-name="T22">( + x 1 )</text:span></text:span><text:span text:style-name="T21"> має тип </text:span><text:span text:style-name="Source_20_Text"><text:span text:style-name="T22">int</text:span></text:span><text:span text:style-name="T21">, аналізатор повідомляє про несумісність типів.</text:span></text:p>
      <text:h text:style-name="P26" text:outline-level="3"><text:bookmark-start text:name="__RefHeading___Toc3311_3673956086"/>Помилка в умові if<text:bookmark-end text:name="__RefHeading___Toc3311_3673956086"/></text:h>
      <text:p text:style-name="P24"><text:span text:style-name="Strong_20_Emphasis">Мета:</text:span> перевірити правильність типу виразу в умовній конструкції.<text:line-break/><text:span text:style-name="Strong_20_Emphasis">Вхідний код:</text:span></text:p>
      <text:p text:style-name="P25"><text:span text:style-name="Source_20_Text">(fn condtest int ((a int)) () (</text:span></text:p>
      <text:p text:style-name="P25"><text:span text:style-name="Source_20_Text"><text:s text:c="4"/>(if a</text:span></text:p>
      <text:p text:style-name="P25"><text:span text:style-name="Source_20_Text"><text:s text:c="8"/>((return 1))</text:span></text:p>
      <text:p text:style-name="P25"><text:span text:style-name="Source_20_Text"><text:s text:c="8"/>((return 0))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Condition must be bool at line 3, column 5</text:span></text:p>
      <text:p text:style-name="Text_20_body"><text:span text:style-name="T21">Аналізатор очікує, що вираз у </text:span><text:span text:style-name="Source_20_Text"><text:span text:style-name="T22">if</text:span></text:span><text:span text:style-name="T21"> повертає тип </text:span><text:span text:style-name="Source_20_Text"><text:span text:style-name="T22">bool</text:span></text:span><text:span text:style-name="T21">, але отримує </text:span><text:span text:style-name="Source_20_Text"><text:span text:style-name="T22">int</text:span></text:span><text:span text:style-name="T21">.</text:span></text:p>
      <text:h text:style-name="P26" text:outline-level="3"><text:bookmark-start text:name="__RefHeading___Toc3313_3673956086"/>Вкладені конструкції<text:bookmark-end text:name="__RefHeading___Toc3313_3673956086"/></text:h>
      <text:p text:style-name="P24"><text:span text:style-name="Strong_20_Emphasis">Мета:</text:span> перевірити правильну роботу вкладених операторів.<text:line-break/><text:span text:style-name="Strong_20_Emphasis">Вхідний код:</text:span></text:p>
      <text:p text:style-name="P25"><text:span text:style-name="Source_20_Text">(fn nested int ((x int)) () (</text:span></text:p>
      <text:p text:style-name="P25"><text:span text:style-name="Source_20_Text"><text:s text:c="4"/>(if (&gt; x 0)</text:span></text:p>
      <text:p text:style-name="P25"><text:soft-page-break/><text:span text:style-name="Source_20_Text"><text:s text:c="8"/>((while (&gt; x 0)</text:span></text:p>
      <text:p text:style-name="P25"><text:span text:style-name="Source_20_Text"><text:s text:c="12"/>((set x (- x 1)))))</text:span></text:p>
      <text:p text:style-name="P25"><text:span text:style-name="Source_20_Text"><text:s text:c="8"/>((return 0)))</text:span></text:p>
      <text:p text:style-name="P25"><text:span text:style-name="Source_20_Text"><text:s text:c="4"/>(return x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Success: Program parsed and validated correctly</text:span></text:p>
      <text:p text:style-name="Text_20_body"><text:span text:style-name="T21">Усі вкладені конструкції оброблені коректно — типи умов </text:span><text:span text:style-name="Source_20_Text"><text:span text:style-name="T22">bool</text:span></text:span><text:span text:style-name="T21">, вирази всередині мають правильні типи, програма завершується без помилок.</text:span></text:p>
      <text:h text:style-name="P26" text:outline-level="3"><text:bookmark-start text:name="__RefHeading___Toc3315_3673956086"/><text:s/>Відсутність return<text:bookmark-end text:name="__RefHeading___Toc3315_3673956086"/></text:h>
      <text:p text:style-name="P24"><text:span text:style-name="Strong_20_Emphasis">Мета:</text:span> перевірити наявність обов’язкового завершення функції.<text:line-break/><text:span text:style-name="Strong_20_Emphasis">Вхідний код:</text:span></text:p>
      <text:p text:style-name="P25"><text:span text:style-name="Source_20_Text">(fn no_return int () () (</text:span></text:p>
      <text:p text:style-name="P25"><text:span text:style-name="Source_20_Text"><text:s text:c="4"/>(set x 10)</text:span></text:p>
      <text:p text:style-name="P25"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Last statement in function definition statement list must be return statement at line 1, column 1</text:span></text:p>
      <text:p text:style-name="Text_20_body"><text:span text:style-name="T21">Функція не завершується оператором </text:span><text:span text:style-name="Source_20_Text"><text:span text:style-name="T22">return</text:span></text:span><text:span text:style-name="T21">, тому аналізатор повідомляє про порушення правил структури функції.</text:span></text:p>
      <text:h text:style-name="P26" text:outline-level="3"><text:bookmark-start text:name="__RefHeading___Toc3317_3673956086"/><text:s/>Дубльоване ім’я змінної<text:bookmark-end text:name="__RefHeading___Toc3317_3673956086"/></text:h>
      <text:p text:style-name="P24"><text:span text:style-name="Strong_20_Emphasis">Мета:</text:span> перевірити реакцію на однакові імена аргументів і змінних.<text:line-break/><text:span text:style-name="Strong_20_Emphasis">Вхідний код:</text:span></text:p>
      <text:p text:style-name="P25"><text:span text:style-name="Source_20_Text">(fn dup int ((x int)) ((x int)) (</text:span></text:p>
      <text:p text:style-name="P25"><text:span text:style-name="Source_20_Text"><text:s text:c="4"/>(return x)</text:span></text:p>
      <text:p text:style-name="P25"><text:soft-page-break/><text:span text:style-name="Source_20_Text">))</text:span></text:p>
      <text:p text:style-name="P24"><text:span text:style-name="Strong_20_Emphasis">Очікуваний результат:</text:span></text:p>
      <text:p text:style-name="P25"><text:span text:style-name="Source_20_Text">Error: Duplicate argument name at line 1, column 11 and at line 1, column 22</text:span></text:p>
      <text:p text:style-name="Text_20_body"><text:span text:style-name="T21">Аналізатор виявляє, що ім’я </text:span><text:span text:style-name="Source_20_Text"><text:span text:style-name="T22">x</text:span></text:span><text:span text:style-name="T21"> використано двічі в межах однієї функції, що заборонено семантикою мови.</text:span></text:p>
      <text:h text:style-name="Heading_20_3" text:outline-level="3"><text:bookmark-start text:name="__RefHeading___Toc3319_3673956086"/><text:s/>Висновок<text:bookmark-end text:name="__RefHeading___Toc3319_3673956086"/></text:h>
      <text:p text:style-name="P24">У результаті тестування було підтверджено, що синтаксичний і семантичний аналізатори правильно обробляють як коректні програми, так і різноманітні класи помилок. Повідомлення про помилки мають чіткий формат <text:span text:style-name="Source_20_Text">Error: ...</text:span>, що дозволяє легко локалізувати місце й причину збою. Тести з правильним кодом завершуються повідомленням про успіх, що свідчить про повну відповідність семантиці та граматиці мови.</text:p>
      <text:h text:style-name="Heading_20_2" text:outline-level="2"><text:bookmark-start text:name="__RefHeading___Toc3321_3673956086"/>Програмна реалізація<text:bookmark-end text:name="__RefHeading___Toc3321_3673956086"/></text:h>
      <text:p text:style-name="Python">import os</text:p>
      <text:p text:style-name="Python">import sys</text:p>
      <text:p text:style-name="Python">import re</text:p>
      <text:p text:style-name="Python">import dataclasses</text:p>
      <text:p text:style-name="Python">import enum</text:p>
      <text:p text:style-name="Python">import typing</text:p>
      <text:p text:style-name="Python">import pathlib</text:p>
      <text:p text:style-name="Python">import typing</text:p>
      <text:p text:style-name="Python"/>
      <text:p text:style-name="Python">class TokenL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Rparen(typing.NamedTuple):</text:p>
      <text:p text:style-name="Python"><text:s text:c="4"/>line_number: int</text:p>
      <text:p text:style-name="Python"><text:s text:c="4"/>column_number: int</text:p>
      <text:p text:style-name="Python"/>
      <text:p text:style-name="Python">class TokenIdentifier(typing.NamedTuple):</text:p>
      <text:p text:style-name="Python"><text:s text:c="4"/>line_number: int</text:p>
      <text:p text:style-name="Python"><text:s text:c="4"/>column_number: int</text:p>
      <text:p text:style-name="Python"><text:soft-page-break/><text:s text:c="4"/>value: str</text:p>
      <text:p text:style-name="Python"/>
      <text:p text:style-name="Python">Token: typing.TypeAlias = TokenLparen | TokenRparen | TokenIdentifier</text:p>
      <text:p text:style-name="Python"/>
      <text:p text:style-name="Python"/>
      <text:p text:style-name="Python">def panic(msg: str = '') -&gt; typing.NoReturn:</text:p>
      <text:p text:style-name="Python"><text:s text:c="4"/>import traceback</text:p>
      <text:p text:style-name="Python"><text:s text:c="4"/>traceback.print_stack()</text:p>
      <text:p text:style-name="Python"><text:s text:c="4"/>print(msg)</text:p>
      <text:p text:style-name="Python"><text:s text:c="4"/>sys.exit(-1)</text:p>
      <text:p text:style-name="Python"/>
      <text:p text:style-name="Python">def tokenize(filepath: pathlib.Path | str) -&gt; typing.Iterator[Token]:</text:p>
      <text:p text:style-name="Python"><text:s text:c="4"/>lparen_re = re.compile(r'[(]')</text:p>
      <text:p text:style-name="Python"><text:s text:c="4"/>rparen_re = re.compile(r'[)]')</text:p>
      <text:p text:style-name="Python"><text:s text:c="4"/>identifier_re = re.compile(r'[a-zA-Z!$%&amp;*/+\-:&lt;=&gt;?^_~\.0-9]+')</text:p>
      <text:p text:style-name="Python"><text:s text:c="4"/>empty_re = re.compile(r'[ \t\r]+')</text:p>
      <text:p text:style-name="Python"><text:s text:c="4"/>newline_re = re.compile(r'[\n]')</text:p>
      <text:p text:style-name="Python"/>
      <text:p text:style-name="Python"><text:s text:c="4"/>with open(filepath, 'r') as file:</text:p>
      <text:p text:style-name="Python"><text:s text:c="8"/>data = file.read()</text:p>
      <text:p text:style-name="Python"/>
      <text:p text:style-name="Python"><text:s text:c="4"/>offset = 0</text:p>
      <text:p text:style-name="Python"><text:s text:c="4"/>line_number = 1</text:p>
      <text:p text:style-name="Python"><text:s text:c="4"/>last_newline_offset = 0</text:p>
      <text:p text:style-name="Python"/>
      <text:p text:style-name="Python"><text:s text:c="4"/>while offset &lt; len(data):</text:p>
      <text:p text:style-name="Python"><text:s text:c="8"/>column_number = offset - last_newline_offset + 1</text:p>
      <text:p text:style-name="Python"><text:s text:c="8"/>subdata = data[offset:]</text:p>
      <text:p text:style-name="Python"><text:s text:c="8"/>if (resmatch := lparen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Lparen(line_number, column_number)</text:p>
      <text:p text:style-name="Python"><text:s text:c="8"/>elif (resmatch := rparen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Rparen(line_number, column_number)</text:p>
      <text:p text:style-name="Python"><text:s text:c="8"/>elif (resmatch := identifier_re.match(subdata)):</text:p>
      <text:p text:style-name="Python"><text:s text:c="12"/>match_len = resmatch.end()</text:p>
      <text:p text:style-name="Python"><text:s text:c="12"/>offset += match_len</text:p>
      <text:p text:style-name="Python"><text:s text:c="12"/>yield TokenIdentifier(line_number, column_number, resmatch.group(0))</text:p>
      <text:p text:style-name="Python"><text:s text:c="8"/>elif (resmatch := empty_re.match(subdata)):</text:p>
      <text:p text:style-name="Python"><text:s text:c="12"/>match_len = resmatch.end()</text:p>
      <text:p text:style-name="Python"><text:s text:c="12"/>offset += match_len</text:p>
      <text:p text:style-name="Python"><text:s text:c="8"/>elif (resmatch := newline_re.match(subdata)):</text:p>
      <text:p text:style-name="Python"><text:s text:c="12"/>line_number += 1</text:p>
      <text:p text:style-name="Python"><text:s text:c="12"/>last_newline_offset = offset + 1</text:p>
      <text:p text:style-name="Python"><text:soft-page-break/><text:s text:c="12"/>offset += 1</text:p>
      <text:p text:style-name="Python"><text:s text:c="8"/>else:</text:p>
      <text:p text:style-name="Python"><text:s text:c="12"/>panic(f"Error: Unrecognized symbol at line {line_number}, position {column_number}")</text:p>
      <text:p text:style-name="Python"/>
      <text:p text:style-name="Python">@dataclasses.dataclass(frozen=True, slots=True)</text:p>
      <text:p text:style-name="Python">class LispList:</text:p>
      <text:p text:style-name="Python"><text:s text:c="4"/>lparen: TokenLparen</text:p>
      <text:p text:style-name="Python"><text:s text:c="4"/>elements: list[typing.Union['LispList', 'TokenIdentifier']] = dataclasses.field(default_factory=list)</text:p>
      <text:p text:style-name="Python"/>
      <text:p text:style-name="Python">def build_lisp_tree(lisp_list: LispList, tokenizer: typing.Iterator[Token], lparens: list[TokenLparen]):</text:p>
      <text:p text:style-name="Python"><text:s text:c="4"/>for token in tokenizer:</text:p>
      <text:p text:style-name="Python"><text:s text:c="8"/>if isinstance(token, TokenLparen):</text:p>
      <text:p text:style-name="Python"><text:s text:c="12"/>lparens.append(token)</text:p>
      <text:p text:style-name="Python"><text:s text:c="12"/>sub_lisp_list = LispList(token)</text:p>
      <text:p text:style-name="Python"><text:s text:c="12"/>build_lisp_tree(sub_lisp_list, tokenizer, lparens)</text:p>
      <text:p text:style-name="Python"><text:s text:c="12"/>lisp_list.elements.append(sub_lisp_list)</text:p>
      <text:p text:style-name="Python"><text:s text:c="8"/>elif isinstance(token, TokenRparen):</text:p>
      <text:p text:style-name="Python"><text:s text:c="12"/>lparens.pop()</text:p>
      <text:p text:style-name="Python"><text:s text:c="12"/>return</text:p>
      <text:p text:style-name="Python"><text:s text:c="8"/>else:</text:p>
      <text:p text:style-name="Python"><text:s text:c="12"/>lisp_list.elements.append(token)</text:p>
      <text:p text:style-name="Python"/>
      <text:p text:style-name="Python">def at_line(token: Token | LispList) -&gt; str:</text:p>
      <text:p text:style-name="Python"><text:s text:c="4"/>if isinstance(token, Token):</text:p>
      <text:p text:style-name="Python"><text:s text:c="8"/>return f'at line {token.line_number}, column {token.column_number}'</text:p>
      <text:p text:style-name="Python"><text:s text:c="4"/>else:</text:p>
      <text:p text:style-name="Python"><text:s text:c="8"/>return f'at line {token.lparen.line_number}, column {token.lparen.column_number}'</text:p>
      <text:p text:style-name="Python"/>
      <text:p text:style-name="Python">def check_lisp_element_is_type(el: list[TokenIdentifier] | TokenIdentifier):</text:p>
      <text:p text:style-name="Python"><text:s text:c="4"/>assert isinstance(el, TokenIdentifier)</text:p>
      <text:p text:style-name="Python"/>
      <text:p text:style-name="Python">import enum</text:p>
      <text:p text:style-name="Python"/>
      <text:p text:style-name="Python">class VarType(enum.StrEnum):</text:p>
      <text:p text:style-name="Python"><text:s text:c="4"/>INT = 'int'</text:p>
      <text:p text:style-name="Python"><text:s text:c="4"/>FLOAT = 'float'</text:p>
      <text:p text:style-name="Python"><text:s text:c="4"/>BOOL = 'bool'</text:p>
      <text:p text:style-name="Python"/>
      <text:p text:style-name="Python">IDENTIFIER_RE = re.compile("[a-zA-Z!$%&amp;*/:&lt;=&gt;?^_~][a-zA-Z!$%&amp;*/:&lt;=&gt;?^_~0-9]*|[+]|[-]")</text:p>
      <text:p text:style-name="Python">INT_RE = re.compile("[+-]?[0-9]+")</text:p>
      <text:p text:style-name="Python">FLOAT_RE = re.compile("[+-]?[0-9]+[.][0-9]+")</text:p>
      <text:p text:style-name="Python"/>
      <text:p text:style-name="Python"><text:soft-page-break/>class VarTypePair(typing.NamedTuple):</text:p>
      <text:p text:style-name="Python"><text:s text:c="4"/>token: TokenIdentifier</text:p>
      <text:p text:style-name="Python"><text:s text:c="4"/>vartype: VarType</text:p>
      <text:p text:style-name="Python"/>
      <text:p text:style-name="Python">@dataclasses.dataclass(slots=True, frozen=True)</text:p>
      <text:p text:style-name="Python">class SyntaxList[T]:</text:p>
      <text:p text:style-name="Python"><text:s text:c="4"/>lisp_list: LispList</text:p>
      <text:p text:style-name="Python"><text:s text:c="4"/>syntax_list: list[T] = dataclasses.field(default_factory=list)</text:p>
      <text:p text:style-name="Python"/>
      <text:p text:style-name="Python">def syntax_parse_arg_list(arg_list: LispList | TokenIdentifier) -&gt; SyntaxList[VarTypePair]:</text:p>
      <text:p text:style-name="Python"><text:s text:c="4"/>if isinstance(arg_list, LispList):</text:p>
      <text:p text:style-name="Python"><text:s text:c="8"/>syntax_list = SyntaxList[VarTypePair](arg_list)</text:p>
      <text:p text:style-name="Python"><text:s text:c="8"/>for name_type_pair in arg_list.elements:</text:p>
      <text:p text:style-name="Python"><text:s text:c="12"/>if isinstance(name_type_pair, LispList):</text:p>
      <text:p text:style-name="Python"><text:s text:c="16"/>if len(name_type_pair.elements) != 2:</text:p>
      <text:p text:style-name="Python"><text:s text:c="20"/>panic(f'Error: Name type pair must have 2 elements {at_line(name_type_pair.lparen)}')</text:p>
      <text:p text:style-name="Python"><text:s text:c="16"/>arg_name = name_type_pair.elements[0]</text:p>
      <text:p text:style-name="Python"><text:s text:c="16"/>if isinstance(arg_name, TokenIdentifier):</text:p>
      <text:p text:style-name="Python"><text:s text:c="20"/>if IDENTIFIER_RE.fullmatch(arg_name.value) is None:</text:p>
      <text:p text:style-name="Python"><text:s text:c="24"/>panic(f'Error: Argument name does not match identifier pattern {at_line(arg_name)}')</text:p>
      <text:p text:style-name="Python"><text:s text:c="20"/>arg_type = name_type_pair.elements[1]</text:p>
      <text:p text:style-name="Python"><text:s text:c="20"/>if isinstance(arg_type, TokenIdentifier):</text:p>
      <text:p text:style-name="Python"><text:s text:c="24"/>if arg_type.value not in VarType:</text:p>
      <text:p text:style-name="Python"><text:s text:c="28"/>panic(f'Error: Argument type is not valid {at_line(arg_type)}')</text:p>
      <text:p text:style-name="Python"><text:s text:c="24"/>syntax_list.syntax_list.append(VarTypePair(arg_name, VarType(arg_type.value)))</text:p>
      <text:p text:style-name="Python"><text:s text:c="20"/>else:</text:p>
      <text:p text:style-name="Python"><text:s text:c="24"/>panic(f'Error: Argument type must be an atom {at_line(arg_type.lparen)}')</text:p>
      <text:p text:style-name="Python"><text:s text:c="16"/>else:</text:p>
      <text:p text:style-name="Python"><text:s text:c="20"/>panic(f'Error: Argument name must be an atom {at_line(arg_name.lparen)}')</text:p>
      <text:p text:style-name="Python"><text:s text:c="12"/>else:</text:p>
      <text:p text:style-name="Python"><text:s text:c="16"/>panic(f'Error: Name type pair must be a list {at_line(name_type_pair)}')</text:p>
      <text:p text:style-name="Python"><text:s text:c="8"/>return syntax_list</text:p>
      <text:p text:style-name="Python"><text:s text:c="4"/>else:</text:p>
      <text:p text:style-name="Python"><text:s text:c="8"/>panic(f'Error: Argument list must be a list {at_line(arg_list)}')</text:p>
      <text:p text:style-name="Python"/>
      <text:p text:style-name="Python">def check_atom_identifier(lisp_element: LispList | TokenIdentifier) -&gt; TokenIdentifier:</text:p>
      <text:p text:style-name="Python"><text:s text:c="4"/>if isinstance(lisp_element, TokenIdentifier):</text:p>
      <text:p text:style-name="Python"><text:soft-page-break/><text:s text:c="8"/>if IDENTIFIER_RE.fullmatch(lisp_element.value):</text:p>
      <text:p text:style-name="Python"><text:s text:c="12"/>return lisp_element</text:p>
      <text:p text:style-name="Python"><text:s text:c="8"/>else:</text:p>
      <text:p text:style-name="Python"><text:s text:c="12"/>panic(f'Error: Element is not valid identifier {at_line(lisp_element)}'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class SyntaxBool(enum.StrEnum):</text:p>
      <text:p text:style-name="Python"><text:s text:c="4"/>TRUE = 'true'</text:p>
      <text:p text:style-name="Python"><text:s text:c="4"/>FALSE = 'false'</text:p>
      <text:p text:style-name="Python"/>
      <text:p text:style-name="Python">@dataclasses.dataclass(slots=True)</text:p>
      <text:p text:style-name="Python">class SyntaxConstantBool:</text:p>
      <text:p text:style-name="Python"><text:s text:c="4"/>value: TokenIdentifier</text:p>
      <text:p text:style-name="Python"/>
      <text:p text:style-name="Python">@dataclasses.dataclass(slots=True)</text:p>
      <text:p text:style-name="Python">class SyntaxConstantFloat:</text:p>
      <text:p text:style-name="Python"><text:s text:c="4"/>value: TokenIdentifier</text:p>
      <text:p text:style-name="Python"/>
      <text:p text:style-name="Python">@dataclasses.dataclass(slots=True)</text:p>
      <text:p text:style-name="Python">class SyntaxConstantInt:</text:p>
      <text:p text:style-name="Python"><text:s text:c="4"/>value: TokenIdentifier</text:p>
      <text:p text:style-name="Python"/>
      <text:p text:style-name="Python">@dataclasses.dataclass(slots=True)</text:p>
      <text:p text:style-name="Python">class SyntaxVariable:</text:p>
      <text:p text:style-name="Python"><text:s text:c="4"/>value: TokenIdentifier</text:p>
      <text:p text:style-name="Python"/>
      <text:p text:style-name="Python">SyntaxVariableOrConstant = SyntaxVariable | SyntaxConstantInt | SyntaxConstantFloat | SyntaxConstantBool</text:p>
      <text:p text:style-name="Python"/>
      <text:p text:style-name="Python">def syntax_parse_var_or_const(lisp_element: LispList | TokenIdentifier) -&gt; SyntaxVariableOrConstant:</text:p>
      <text:p text:style-name="Python"><text:s text:c="4"/>if isinstance(lisp_element, TokenIdentifier):</text:p>
      <text:p text:style-name="Python"><text:s text:c="8"/>if lisp_element.value in SyntaxBool:</text:p>
      <text:p text:style-name="Python"><text:s text:c="12"/>return SyntaxConstantBool(lisp_element)</text:p>
      <text:p text:style-name="Python"><text:s text:c="8"/>elif INT_RE.fullmatch(lisp_element.value):</text:p>
      <text:p text:style-name="Python"><text:s text:c="12"/>return SyntaxConstantInt(lisp_element)</text:p>
      <text:p text:style-name="Python"><text:s text:c="8"/>elif FLOAT_RE.fullmatch(lisp_element.value):</text:p>
      <text:p text:style-name="Python"><text:s text:c="12"/>return SyntaxConstantFloat(lisp_element)</text:p>
      <text:p text:style-name="Python"><text:s text:c="8"/>else:</text:p>
      <text:p text:style-name="Python"><text:s text:c="12"/>return SyntaxVariable(lisp_element)</text:p>
      <text:p text:style-name="Python"><text:s text:c="4"/>else:</text:p>
      <text:p text:style-name="Python"><text:s text:c="8"/>panic(f'Error: Element must be an atom {at_line(lisp_element.lparen)}')</text:p>
      <text:p text:style-name="Python"/>
      <text:p text:style-name="Python">@dataclasses.dataclass(slots=False)</text:p>
      <text:p text:style-name="Python">class SyntaxFunctionCall:</text:p>
      <text:p text:style-name="Python"><text:soft-page-break/><text:s text:c="4"/>lisp_list: LispList</text:p>
      <text:p text:style-name="Python"><text:s text:c="4"/>name: TokenIdentifier</text:p>
      <text:p text:style-name="Python"><text:s text:c="4"/>arguments: tuple[SyntaxVariableOrConstant, ...]</text:p>
      <text:p text:style-name="Python"/>
      <text:p text:style-name="Python">SyntaxVarOrConstOrFuncCall = SyntaxVariableOrConstant | SyntaxFunctionCall</text:p>
      <text:p text:style-name="Python"/>
      <text:p text:style-name="Python">def syntax_parse_var_or_const_or_func_call(statement_argument: LispList | TokenIdentifier) -&gt; SyntaxVarOrConstOrFuncCall:</text:p>
      <text:p text:style-name="Python"><text:s text:c="4"/>if isinstance(statement_argument, TokenIdentifier):</text:p>
      <text:p text:style-name="Python"><text:s text:c="8"/>return syntax_parse_var_or_const(statement_argument)</text:p>
      <text:p text:style-name="Python"><text:s text:c="4"/>else:</text:p>
      <text:p text:style-name="Python"><text:s text:c="8"/>return SyntaxFunctionCall(</text:p>
      <text:p text:style-name="Python"><text:s text:c="12"/>statement_argument,</text:p>
      <text:p text:style-name="Python"><text:s text:c="12"/>check_atom_identifier(statement_argument.elements[0]),</text:p>
      <text:p text:style-name="Python"><text:s text:c="12"/>tuple(syntax_parse_var_or_const(el) for el in statement_argument.elements[1:])</text:p>
      <text:p text:style-name="Python"><text:s text:c="8"/>)</text:p>
      <text:p text:style-name="Python"/>
      <text:p text:style-name="Python">@dataclasses.dataclass(slots=True)</text:p>
      <text:p text:style-name="Python">class SyntaxStatementSet:</text:p>
      <text:p text:style-name="Python"><text:s text:c="4"/>lisp_list: LispList</text:p>
      <text:p text:style-name="Python"><text:s text:c="4"/>dest: TokenIdentifier</text:p>
      <text:p text:style-name="Python"><text:s text:c="4"/>src: SyntaxVarOrConstOrFuncCall</text:p>
      <text:p text:style-name="Python"/>
      <text:p text:style-name="Python">@dataclasses.dataclass(slots=True)</text:p>
      <text:p text:style-name="Python">class SyntaxStatementReturn:</text:p>
      <text:p text:style-name="Python"><text:s text:c="4"/>lisp_list: LispList</text:p>
      <text:p text:style-name="Python"><text:s text:c="4"/>value: SyntaxVarOrConstOrFuncCall</text:p>
      <text:p text:style-name="Python"/>
      <text:p text:style-name="Python">@dataclasses.dataclass(slots=True)</text:p>
      <text:p text:style-name="Python">class SyntaxStatementIf:</text:p>
      <text:p text:style-name="Python"><text:s text:c="4"/>lisp_list: LispList</text:p>
      <text:p text:style-name="Python"><text:s text:c="4"/>condition: SyntaxVarOrConstOrFuncCall</text:p>
      <text:p text:style-name="Python"><text:s text:c="4"/>true_branch: SyntaxList['SyntaxStatement']</text:p>
      <text:p text:style-name="Python"><text:s text:c="4"/>false_branch: SyntaxList['SyntaxStatement']</text:p>
      <text:p text:style-name="Python"/>
      <text:p text:style-name="Python">@dataclasses.dataclass(slots=True)</text:p>
      <text:p text:style-name="Python">class SyntaxStatementWhile:</text:p>
      <text:p text:style-name="Python"><text:s text:c="4"/>lisp_list: LispList</text:p>
      <text:p text:style-name="Python"><text:s text:c="4"/>condition: SyntaxVarOrConstOrFuncCall</text:p>
      <text:p text:style-name="Python"><text:s text:c="4"/>statements: SyntaxList['SyntaxStatement']</text:p>
      <text:p text:style-name="Python"/>
      <text:p text:style-name="Python">SyntaxStatement = SyntaxStatementSet | SyntaxStatementIf | SyntaxStatementWhile | SyntaxStatementReturn</text:p>
      <text:p text:style-name="Python"/>
      <text:p text:style-name="Python">def syntax_parse_statement_list(lisp_statement_list: LispList | TokenIdentifier) -&gt; SyntaxList[SyntaxStatement]:</text:p>
      <text:p text:style-name="Python"><text:s text:c="4"/>if isinstance(lisp_statement_list, LispList):</text:p>
      <text:p text:style-name="Python"><text:soft-page-break/><text:s text:c="8"/>statements = SyntaxList[SyntaxStatement](lisp_statement_list)</text:p>
      <text:p text:style-name="Python"><text:s text:c="8"/>for lisp_statement in lisp_statement_list.elements:</text:p>
      <text:p text:style-name="Python"><text:s text:c="12"/>if isinstance(lisp_statement, LispList):</text:p>
      <text:p text:style-name="Python"><text:s text:c="16"/>if len(lisp_statement.elements) == 0:</text:p>
      <text:p text:style-name="Python"><text:s text:c="20"/>panic(f'Error: Statement must be a non-empty list {at_line(lisp_statement.lparen)}')</text:p>
      <text:p text:style-name="Python"><text:s text:c="16"/>statement_name = lisp_statement.elements[0]</text:p>
      <text:p text:style-name="Python"><text:s text:c="16"/>if isinstance(statement_name, TokenIdentifier):</text:p>
      <text:p text:style-name="Python"><text:s text:c="20"/>if statement_name.value == 'set':</text:p>
      <text:p text:style-name="Python"><text:s text:c="24"/>if len(lisp_statement.elements) != 3:</text:p>
      <text:p text:style-name="Python"><text:s text:c="28"/>panic(f'Error: Set statement list must have 3 elements {at_line(lisp_statement.lparen)}')</text:p>
      <text:p text:style-name="Python"><text:s text:c="24"/>statements.syntax_list.append(</text:p>
      <text:p text:style-name="Python"><text:s text:c="28"/>SyntaxStatementSet(</text:p>
      <text:p text:style-name="Python"><text:s text:c="32"/>lisp_statement,</text:p>
      <text:p text:style-name="Python"><text:s text:c="32"/>check_atom_identifier(lisp_statement.elements[1]),</text:p>
      <text:p text:style-name="Python"><text:s text:c="32"/>syntax_parse_var_or_const_or_func_call(lisp_statement.elements[2])</text:p>
      <text:p text:style-name="Python"><text:s text:c="28"/>)</text:p>
      <text:p text:style-name="Python"><text:s text:c="24"/>)</text:p>
      <text:p text:style-name="Python"><text:s text:c="20"/>elif statement_name.value == 'if':</text:p>
      <text:p text:style-name="Python"><text:s text:c="24"/>if len(lisp_statement.elements) != 4:</text:p>
      <text:p text:style-name="Python"><text:s text:c="28"/>panic(f'Error: If statement list must have 4 elements {at_line(lisp_statement.lparen)}')</text:p>
      <text:p text:style-name="Python"><text:s text:c="24"/>statements.syntax_list.append(</text:p>
      <text:p text:style-name="Python"><text:s text:c="28"/>SyntaxStatementIf(</text:p>
      <text:p text:style-name="Python"><text:s text:c="32"/>lisp_statement,</text:p>
      <text:p text:style-name="Python"><text:s text:c="32"/>syntax_parse_var_or_const_or_func_call(lisp_statement.elements[1]),</text:p>
      <text:p text:style-name="Python"><text:s text:c="32"/>syntax_parse_statement_list(lisp_statement.elements[2]),</text:p>
      <text:p text:style-name="Python"><text:s text:c="32"/>syntax_parse_statement_list(lisp_statement.elements[3]),</text:p>
      <text:p text:style-name="Python"><text:s text:c="28"/>)</text:p>
      <text:p text:style-name="Python"><text:s text:c="24"/>)</text:p>
      <text:p text:style-name="Python"><text:s text:c="20"/>elif statement_name.value == 'while':</text:p>
      <text:p text:style-name="Python"><text:s text:c="24"/>if len(lisp_statement.elements) != 3:</text:p>
      <text:p text:style-name="Python"><text:s text:c="28"/>panic(f'Error: While statement list must have 3 elements {at_line(lisp_statement.lparen)}')</text:p>
      <text:p text:style-name="Python"><text:s text:c="24"/>statements.syntax_list.append(</text:p>
      <text:p text:style-name="Python"><text:s text:c="28"/>SyntaxStatementWhile(</text:p>
      <text:p text:style-name="Python"><text:s text:c="32"/>lisp_statement,</text:p>
      <text:p text:style-name="Python"><text:s text:c="32"/>syntax_parse_var_or_const_or_func_call(lisp_statement.elements[1]),</text:p>
      <text:p text:style-name="Python"><text:s text:c="32"/>syntax_parse_statement_list(lisp_statement.elements[2]),</text:p>
      <text:p text:style-name="Python"><text:s text:c="28"/>)</text:p>
      <text:p text:style-name="Python"><text:soft-page-break/><text:s text:c="24"/>)</text:p>
      <text:p text:style-name="Python"><text:s text:c="20"/>elif statement_name.value == 'return':</text:p>
      <text:p text:style-name="Python"><text:s text:c="24"/>if len(lisp_statement.elements) != 2:</text:p>
      <text:p text:style-name="Python"><text:s text:c="28"/>panic(f'Error: Return statement list must have 2 elements {at_line(lisp_statement.lparen)}')</text:p>
      <text:p text:style-name="Python"><text:s text:c="24"/>statements.syntax_list.append(</text:p>
      <text:p text:style-name="Python"><text:s text:c="28"/>SyntaxStatementReturn(</text:p>
      <text:p text:style-name="Python"><text:s text:c="32"/>lisp_statement,</text:p>
      <text:p text:style-name="Python"><text:s text:c="32"/>syntax_parse_var_or_const_or_func_call(lisp_statement.elements[1])</text:p>
      <text:p text:style-name="Python"><text:s text:c="28"/>)</text:p>
      <text:p text:style-name="Python"><text:s text:c="24"/>)</text:p>
      <text:p text:style-name="Python"><text:s text:c="20"/>else:</text:p>
      <text:p text:style-name="Python"><text:s text:c="24"/>panic(f'Error: Statement name is not valid {at_line(statement_name)}')</text:p>
      <text:p text:style-name="Python"><text:s text:c="16"/>else:</text:p>
      <text:p text:style-name="Python"><text:s text:c="20"/>panic(f'Error: Statement name must be an atom {at_line(statement_name.lparen)}')</text:p>
      <text:p text:style-name="Python"><text:s text:c="12"/>else:</text:p>
      <text:p text:style-name="Python"><text:s text:c="16"/>panic(f'Error: Statement must be a list {at_line(lisp_statement)}')</text:p>
      <text:p text:style-name="Python"><text:s text:c="8"/>return statements</text:p>
      <text:p text:style-name="Python"><text:s text:c="4"/>else:</text:p>
      <text:p text:style-name="Python"><text:s text:c="8"/>panic(f'Error: Statement list must be a list {at_line(lisp_statement_list)}')</text:p>
      <text:p text:style-name="Python"/>
      <text:p text:style-name="Python">class SyntaxFunctionDefinition(typing.NamedTuple):</text:p>
      <text:p text:style-name="Python"><text:s text:c="4"/>lisp_list: LispList</text:p>
      <text:p text:style-name="Python"><text:s text:c="4"/>name: TokenIdentifier </text:p>
      <text:p text:style-name="Python"><text:s text:c="4"/>return_type: VarTypePair</text:p>
      <text:p text:style-name="Python"><text:s text:c="4"/>arguments: SyntaxList[VarTypePair]</text:p>
      <text:p text:style-name="Python"><text:s text:c="4"/>variables: SyntaxList[VarTypePair]</text:p>
      <text:p text:style-name="Python"><text:s text:c="4"/>statements: SyntaxList[SyntaxStatement]</text:p>
      <text:p text:style-name="Python"/>
      <text:p text:style-name="Python">def syntax_parse_function_definitions(lisp_tree: LispList) -&gt; typing.Iterator[SyntaxFunctionDefinition]:</text:p>
      <text:p text:style-name="Python"><text:s text:c="4"/>for fn_def in lisp_tree.elements:</text:p>
      <text:p text:style-name="Python"><text:s text:c="8"/>if isinstance(fn_def, LispList):</text:p>
      <text:p text:style-name="Python"><text:s text:c="12"/>if len(fn_def.elements) != 6:</text:p>
      <text:p text:style-name="Python"><text:s text:c="16"/>panic('')</text:p>
      <text:p text:style-name="Python"><text:s text:c="12"/>if isinstance(fn_def.elements[0], TokenIdentifier):</text:p>
      <text:p text:style-name="Python"><text:s text:c="16"/>if fn_def.elements[0].value != 'fn':</text:p>
      <text:p text:style-name="Python"><text:s text:c="20"/>panic(f'Error: Function must start with fn {at_line(fn_def.elements[0])}')</text:p>
      <text:p text:style-name="Python"><text:s text:c="16"/>if isinstance(fn_def.elements[1], TokenIdentifier):</text:p>
      <text:p text:style-name="Python"><text:s text:c="20"/>if IDENTIFIER_RE.fullmatch(fn_def.elements[1].value) is None:</text:p>
      <text:p text:style-name="Python"><text:s text:c="24"/>panic(f'Error: Function name does not match identifier pattern {at_line(fn_def.elements[1])}')</text:p>
      <text:p text:style-name="Python"><text:soft-page-break/><text:s text:c="20"/>syn_fn_def_name = fn_def.elements[1]</text:p>
      <text:p text:style-name="Python"><text:s text:c="20"/>if isinstance(fn_def.elements[2], TokenIdentifier):</text:p>
      <text:p text:style-name="Python"><text:s text:c="24"/>if fn_def.elements[2].value not in VarType:</text:p>
      <text:p text:style-name="Python"><text:s text:c="28"/>panic(f'Error: Function return type is not valid {at_line(fn_def.elements[2])}')</text:p>
      <text:p text:style-name="Python"><text:s text:c="24"/>syn_fn_def_return_type = VarTypePair(fn_def.elements[2], VarType(fn_def.elements[2].value))</text:p>
      <text:p text:style-name="Python"><text:s text:c="24"/>syn_fn_def_arguments = syntax_parse_arg_list(fn_def.elements[3])</text:p>
      <text:p text:style-name="Python"><text:s text:c="24"/>syn_fn_def_variables = syntax_parse_arg_list(fn_def.elements[4])</text:p>
      <text:p text:style-name="Python"><text:s text:c="24"/>syn_fn_def_statements = syntax_parse_statement_list(fn_def.elements[5])</text:p>
      <text:p text:style-name="Python"><text:s text:c="24"/>yield SyntaxFunctionDefinition(fn_def, syn_fn_def_name, syn_fn_def_return_type, syn_fn_def_arguments, syn_fn_def_variables, syn_fn_def_statements)</text:p>
      <text:p text:style-name="Python"><text:s text:c="20"/>else:</text:p>
      <text:p text:style-name="Python"><text:s text:c="24"/>panic(f'Error: Function return type must be an atom {at_line(fn_def.elements[2].lparen)}')</text:p>
      <text:p text:style-name="Python"><text:s text:c="16"/>else:</text:p>
      <text:p text:style-name="Python"><text:s text:c="20"/>panic(f'Error: Function name must be an atom {at_line(fn_def.elements[1].lparen)}')</text:p>
      <text:p text:style-name="Python"><text:s text:c="12"/>else:</text:p>
      <text:p text:style-name="Python"><text:s text:c="16"/>panic(f'Error: Function must start with atom {at_line(fn_def.elements[0].lparen)}')</text:p>
      <text:p text:style-name="Python"><text:s text:c="8"/>else:</text:p>
      <text:p text:style-name="Python"><text:s text:c="12"/>panic(f'Error: Function definition must be a list {at_line(fn_def)}')</text:p>
      <text:p text:style-name="Python"/>
      <text:p text:style-name="Python"/>
      <text:p text:style-name="Python"/>
      <text:p text:style-name="Python">def check_indetifier_is_function_param_or_var(fn_def: SyntaxFunctionDefinition, token: TokenIdentifier):</text:p>
      <text:p text:style-name="Python"><text:s text:c="4"/>for var in fn_def.arguments.syntax_list:</text:p>
      <text:p text:style-name="Python"><text:s text:c="8"/>if var.token.value == token.value:</text:p>
      <text:p text:style-name="Python"><text:s text:c="12"/>return</text:p>
      <text:p text:style-name="Python"><text:s text:c="4"/>for var in fn_def.variables.syntax_list:</text:p>
      <text:p text:style-name="Python"><text:s text:c="8"/>if var.token.value == token.value:</text:p>
      <text:p text:style-name="Python"><text:s text:c="12"/>return</text:p>
      <text:p text:style-name="Python"><text:s text:c="4"/>panic(f'Error: token "{token.value}" is not a variable nor parameter {at_line(token)}')</text:p>
      <text:p text:style-name="Python"/>
      <text:p text:style-name="Python">def get_variable_type(fn_def: SyntaxFunctionDefinition, token: TokenIdentifier) -&gt; VarType:</text:p>
      <text:p text:style-name="Python"><text:s text:c="4"/>for var in fn_def.arguments.syntax_list:</text:p>
      <text:p text:style-name="Python"><text:s text:c="8"/>if var.token.value == token.value:</text:p>
      <text:p text:style-name="Python"><text:s text:c="12"/>return var.vartype</text:p>
      <text:p text:style-name="Python"><text:s text:c="4"/>for var in fn_def.variables.syntax_list:</text:p>
      <text:p text:style-name="Python"><text:soft-page-break/><text:s text:c="8"/>if var.token.value == token.value:</text:p>
      <text:p text:style-name="Python"><text:s text:c="12"/>return var.vartype</text:p>
      <text:p text:style-name="Python"><text:s text:c="4"/>panic(f'Error: token "{token.value}" is not a variable nor parameter {at_line(token)}')</text:p>
      <text:p text:style-name="Python"/>
      <text:p text:style-name="Python">def get_type_var_or_const(fn_def: SyntaxFunctionDefinition, var: SyntaxVariableOrConstant) -&gt; VarType: </text:p>
      <text:p text:style-name="Python"><text:s text:c="4"/>if isinstance(var, SyntaxVariable):</text:p>
      <text:p text:style-name="Python"><text:s text:c="8"/>return get_variable_type(fn_def, var.value)</text:p>
      <text:p text:style-name="Python"><text:s text:c="4"/>elif isinstance(var, SyntaxConstantBool):</text:p>
      <text:p text:style-name="Python"><text:s text:c="8"/>return VarType.BOOL</text:p>
      <text:p text:style-name="Python"><text:s text:c="4"/>elif isinstance(var, SyntaxConstantFloat):</text:p>
      <text:p text:style-name="Python"><text:s text:c="8"/>return VarType.FLOAT</text:p>
      <text:p text:style-name="Python"><text:s text:c="4"/>elif isinstance(var, SyntaxConstantInt):</text:p>
      <text:p text:style-name="Python"><text:s text:c="8"/>return VarType.INT</text:p>
      <text:p text:style-name="Python"><text:s text:c="4"/>else:</text:p>
      <text:p text:style-name="Python"><text:s text:c="8"/>panic('unreachable')</text:p>
      <text:p text:style-name="Python"/>
      <text:p text:style-name="Python">class BuiltinFunction(typing.NamedTuple):</text:p>
      <text:p text:style-name="Python"><text:s text:c="4"/>name: str</text:p>
      <text:p text:style-name="Python"><text:s text:c="4"/>return_type: VarType</text:p>
      <text:p text:style-name="Python"><text:s text:c="4"/>argtypes: tuple[VarType, ...]</text:p>
      <text:p text:style-name="Python"><text:s text:c="4"/>asm_code: str</text:p>
      <text:p text:style-name="Python"><text:s text:c="4"/></text:p>
      <text:p text:style-name="Python"/>
      <text:p text:style-name="Python">BULTIN_FUNCTIONS = (</text:p>
      <text:p text:style-name="Python"><text:s text:c="4"/>BuiltinFunction('==', VarType.BOOL, (VarType.INT, VarType.INT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<text:s text:c="4"/>),</text:p>
      <text:p text:style-name="Python"><text:s text:c="4"/>BuiltinFunction('==', VarType.BOOL, (VarType.BOOL, VarType.BOOL),</text:p>
      <text:p text:style-name="Python">"""</text:p>
      <text:p text:style-name="Python">cmp x0, x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*', VarType.INT, (VarType.INT, VarType.INT),</text:p>
      <text:p text:style-name="Python">"""</text:p>
      <text:p text:style-name="Python">mul x0, x0, x1</text:p>
      <text:p text:style-name="Python">ret</text:p>
      <text:p text:style-name="Python">"""</text:p>
      <text:p text:style-name="Python">),</text:p>
      <text:p text:style-name="Python"><text:s text:c="4"/>BuiltinFunction('/', VarType.INT, (VarType.INT, VarType.INT),</text:p>
      <text:p text:style-name="Python">"""</text:p>
      <text:p text:style-name="Python"><text:soft-page-break/>sdiv x0, x0, x1</text:p>
      <text:p text:style-name="Python">ret</text:p>
      <text:p text:style-name="Python">"""</text:p>
      <text:p text:style-name="Python">),</text:p>
      <text:p text:style-name="Python"><text:s text:c="4"/>BuiltinFunction('+', VarType.INT, (VarType.INT, VarType.INT),</text:p>
      <text:p text:style-name="Python">"""</text:p>
      <text:p text:style-name="Python">add x0, x0, x1</text:p>
      <text:p text:style-name="Python">ret</text:p>
      <text:p text:style-name="Python">"""</text:p>
      <text:p text:style-name="Python">),</text:p>
      <text:p text:style-name="Python"><text:s text:c="4"/>BuiltinFunction('-', VarType.INT, (VarType.INT, VarType.INT),</text:p>
      <text:p text:style-name="Python">"""</text:p>
      <text:p text:style-name="Python">sub x0, x0, x1</text:p>
      <text:p text:style-name="Python">ret</text:p>
      <text:p text:style-name="Python">"""</text:p>
      <text:p text:style-name="Python">),</text:p>
      <text:p text:style-name="Python"/>
      <text:p text:style-name="Python"><text:s text:c="4"/>BuiltinFunction('&gt;', VarType.BOOL, (VarType.INT, VarType.INT),</text:p>
      <text:p text:style-name="Python">"""</text:p>
      <text:p text:style-name="Python">cmp x0, x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INT, VarType.INT),</text:p>
      <text:p text:style-name="Python">"""</text:p>
      <text:p text:style-name="Python">cmp x0, x1</text:p>
      <text:p text:style-name="Python">cset x0, lt</text:p>
      <text:p text:style-name="Python">ret</text:p>
      <text:p text:style-name="Python">"""</text:p>
      <text:p text:style-name="Python">),</text:p>
      <text:p text:style-name="Python"><text:s text:c="4"/>BuiltinFunction('&gt;=', VarType.BOOL, (VarType.INT, VarType.INT),</text:p>
      <text:p text:style-name="Python">"""</text:p>
      <text:p text:style-name="Python">cmp x0, x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INT, VarType.INT),</text:p>
      <text:p text:style-name="Python">"""</text:p>
      <text:p text:style-name="Python">cmp x0, x1</text:p>
      <text:p text:style-name="Python">cset x0, le</text:p>
      <text:p text:style-name="Python">ret</text:p>
      <text:p text:style-name="Python">"""</text:p>
      <text:p text:style-name="Python">),</text:p>
      <text:p text:style-name="Python"><text:s text:c="4"/>BuiltinFunction('*', VarType.FLOAT, (VarType.FLOAT, VarType.FLOAT),</text:p>
      <text:p text:style-name="Python">"""</text:p>
      <text:p text:style-name="Python">fmul d0, d0, d1</text:p>
      <text:p text:style-name="Python"><text:soft-page-break/>ret</text:p>
      <text:p text:style-name="Python">"""</text:p>
      <text:p text:style-name="Python">),</text:p>
      <text:p text:style-name="Python"><text:s text:c="4"/>BuiltinFunction('/', VarType.FLOAT, (VarType.FLOAT, VarType.FLOAT),</text:p>
      <text:p text:style-name="Python">"""</text:p>
      <text:p text:style-name="Python">fdiv d0, d0, d1</text:p>
      <text:p text:style-name="Python">ret</text:p>
      <text:p text:style-name="Python">"""</text:p>
      <text:p text:style-name="Python">),</text:p>
      <text:p text:style-name="Python"><text:s text:c="4"/>BuiltinFunction('+', VarType.FLOAT, (VarType.FLOAT, VarType.FLOAT),</text:p>
      <text:p text:style-name="Python">"""</text:p>
      <text:p text:style-name="Python">fadd d0, d0, d1</text:p>
      <text:p text:style-name="Python">ret</text:p>
      <text:p text:style-name="Python">"""</text:p>
      <text:p text:style-name="Python">),</text:p>
      <text:p text:style-name="Python"><text:s text:c="4"/>BuiltinFunction('-', VarType.FLOAT, (VarType.FLOAT, VarType.FLOAT),</text:p>
      <text:p text:style-name="Python">"""</text:p>
      <text:p text:style-name="Python">fsub d0, d0, d1</text:p>
      <text:p text:style-name="Python">ret</text:p>
      <text:p text:style-name="Python">"""</text:p>
      <text:p text:style-name="Python">),</text:p>
      <text:p text:style-name="Python"><text:s text:c="4"/>BuiltinFunction('==', VarType.BOOL, (VarType.FLOAT, VarType.FLOAT),</text:p>
      <text:p text:style-name="Python">"""</text:p>
      <text:p text:style-name="Python">fcmp d0, d1</text:p>
      <text:p text:style-name="Python">cset x0, eq</text:p>
      <text:p text:style-name="Python">ret</text:p>
      <text:p text:style-name="Python">"""</text:p>
      <text:p text:style-name="Python">),</text:p>
      <text:p text:style-name="Python"><text:s text:c="4"/>BuiltinFunction('&gt;', VarType.BOOL, (VarType.FLOAT, VarType.FLOAT),</text:p>
      <text:p text:style-name="Python">"""</text:p>
      <text:p text:style-name="Python">fcmp d0, d1</text:p>
      <text:p text:style-name="Python">cset x0, gt</text:p>
      <text:p text:style-name="Python">ret</text:p>
      <text:p text:style-name="Python">"""</text:p>
      <text:p text:style-name="Python">),</text:p>
      <text:p text:style-name="Python"><text:s text:c="4"/>BuiltinFunction('&lt;', VarType.BOOL, (VarType.FLOAT, VarType.FLOAT),</text:p>
      <text:p text:style-name="Python">"""</text:p>
      <text:p text:style-name="Python">fcmp d0, d1</text:p>
      <text:p text:style-name="Python">cset x0, lt</text:p>
      <text:p text:style-name="Python">ret</text:p>
      <text:p text:style-name="Python">"""</text:p>
      <text:p text:style-name="Python">),</text:p>
      <text:p text:style-name="Python"><text:soft-page-break/><text:s text:c="4"/>BuiltinFunction('&gt;=', VarType.BOOL, (VarType.FLOAT, VarType.FLOAT),</text:p>
      <text:p text:style-name="Python">"""</text:p>
      <text:p text:style-name="Python">fcmp d0, d1</text:p>
      <text:p text:style-name="Python">cset x0, ge</text:p>
      <text:p text:style-name="Python">ret</text:p>
      <text:p text:style-name="Python">"""</text:p>
      <text:p text:style-name="Python">),</text:p>
      <text:p text:style-name="Python"><text:s text:c="4"/>BuiltinFunction('&lt;=', VarType.BOOL, (VarType.FLOAT, VarType.FLOAT),</text:p>
      <text:p text:style-name="Python">"""</text:p>
      <text:p text:style-name="Python">fcmp d0, d1</text:p>
      <text:p text:style-name="Python">cset x0, le</text:p>
      <text:p text:style-name="Python">ret</text:p>
      <text:p text:style-name="Python">"""</text:p>
      <text:p text:style-name="Python">),</text:p>
      <text:p text:style-name="Python">)</text:p>
      <text:p text:style-name="Python"/>
      <text:p text:style-name="Python">def find_matching_func_def_for_func_call(</text:p>
      <text:p text:style-name="Python"><text:s text:c="4"/>func_call: SyntaxFunctionCall,</text:p>
      <text:p text:style-name="Python"><text:s text:c="4"/>fn_defs: typing.Iterable[SyntaxFunctionDefinition],</text:p>
      <text:p text:style-name="Python"><text:s text:c="4"/>current_fn_def: SyntaxFunctionDefinition</text:p>
      <text:p text:style-name="Python">) -&gt; BuiltinFunction | SyntaxFunctionDefinition:</text:p>
      <text:p text:style-name="Python"><text:s text:c="4"/>func_call_types = list(get_type_var_or_const(current_fn_def, el) for el in func_call.arguments)</text:p>
      <text:p text:style-name="Python"><text:s text:c="4"/>for fn_def in fn_defs:</text:p>
      <text:p text:style-name="Python"><text:s text:c="8"/>if func_call.name.value != fn_def.name:</text:p>
      <text:p text:style-name="Python"><text:s text:c="12"/>continue</text:p>
      <text:p text:style-name="Python"><text:s text:c="8"/>if len(func_call.arguments) != len(fn_def.arguments.syntax_list):</text:p>
      <text:p text:style-name="Python"><text:s text:c="12"/>continue</text:p>
      <text:p text:style-name="Python"><text:s text:c="8"/>fn_def_arg_types = list(el.vartype for el in fn_def.arguments.syntax_list)</text:p>
      <text:p text:style-name="Python"><text:s text:c="8"/>if any(t1 != t2 for t1, t2 in zip(func_call_types, fn_def_arg_types)):</text:p>
      <text:p text:style-name="Python"><text:s text:c="12"/>continue</text:p>
      <text:p text:style-name="Python"><text:s text:c="8"/>return fn_def</text:p>
      <text:p text:style-name="Python"><text:s text:c="4"/>for builtin in BULTIN_FUNCTIONS:</text:p>
      <text:p text:style-name="Python"><text:s text:c="8"/>if func_call.name.value != builtin.name:</text:p>
      <text:p text:style-name="Python"><text:s text:c="12"/>continue</text:p>
      <text:p text:style-name="Python"><text:s text:c="8"/>if len(func_call.arguments) != len(builtin.argtypes):</text:p>
      <text:p text:style-name="Python"><text:s text:c="12"/>continue</text:p>
      <text:p text:style-name="Python"><text:s text:c="8"/>if any(t1 != t2 for t1, t2 in zip(func_call_types, builtin.argtypes)):</text:p>
      <text:p text:style-name="Python"><text:s text:c="12"/>continue</text:p>
      <text:p text:style-name="Python"><text:s text:c="8"/>return builtin</text:p>
      <text:p text:style-name="Python"><text:s text:c="4"/>panic(f'Error: Function call does not match any functions {at_line(func_call.lisp_list)}')</text:p>
      <text:p text:style-name="Python"/>
      <text:p text:style-name="Python"><text:soft-page-break/>def check_statement_list(fn_defs: typing.Iterable[SyntaxFunctionDefinition], current_fn_def: SyntaxFunctionDefinition, statements: SyntaxList[SyntaxStatement]):</text:p>
      <text:p text:style-name="Python"><text:s text:c="4"/>for statement in statements.syntax_list:</text:p>
      <text:p text:style-name="Python"><text:s text:c="8"/>if isinstance(statement, SyntaxStatementSet):</text:p>
      <text:p text:style-name="Python"><text:s text:c="12"/>check_indetifier_is_function_param_or_var(current_fn_def, statement.dest)</text:p>
      <text:p text:style-name="Python"><text:s text:c="12"/>dest_type = get_variable_type(current_fn_def, statement.dest)</text:p>
      <text:p text:style-name="Python"><text:s text:c="12"/>if isinstance(statement.src, SyntaxVariableOrConstant):</text:p>
      <text:p text:style-name="Python"><text:s text:c="16"/>src_type = get_type_var_or_const(current_fn_def, statement.src)</text:p>
      <text:p text:style-name="Python"><text:s text:c="12"/>elif isinstance(statement.src, SyntaxFunctionCall):</text:p>
      <text:p text:style-name="Python"><text:s text:c="16"/>func = find_matching_func_def_for_func_call(statement.src, fn_defs, current_fn_def) <text:s text:c="19"/></text:p>
      <text:p text:style-name="Python"><text:s text:c="16"/>src_type = func.return_type</text:p>
      <text:p text:style-name="Python"><text:s text:c="12"/>else:</text:p>
      <text:p text:style-name="Python"><text:s text:c="16"/>panic('Compiler Error: unreachable')</text:p>
      <text:p text:style-name="Python"><text:s text:c="12"/>if dest_type != src_type:</text:p>
      <text:p text:style-name="Python"><text:s text:c="16"/>panic(f'Error: type mismatch between dest and src values in set statement {at_line(statement.dest)}')</text:p>
      <text:p text:style-name="Python"><text:s text:c="8"/>elif isinstance(statement, SyntaxStatementIf):</text:p>
      <text:p text:style-name="Python"><text:s text:c="12"/>if isinstance(statement.condition, SyntaxVariableOrConstant):</text:p>
      <text:p text:style-name="Python"><text:s text:c="16"/>ret_type = get_type_var_or_const(current_fn_def, statement.condition)</text:p>
      <text:p text:style-name="Python"><text:s text:c="12"/>elif isinstance(statement.condition, SyntaxFunctionCall):</text:p>
      <text:p text:style-name="Python"><text:s text:c="16"/>func = find_matching_func_def_for_func_call(statement.condition, fn_defs, current_fn_def) <text:s text:c="19"/></text:p>
      <text:p text:style-name="Python"><text:s text:c="16"/>if isinstance(func, SyntaxFunctionDefinition):</text:p>
      <text:p text:style-name="Python"><text:s text:c="20"/>ret_type = func.return_type.vartype</text:p>
      <text:p text:style-name="Python"><text:s text:c="16"/>elif isinstance(func, BuiltinFunction):</text:p>
      <text:p text:style-name="Python"><text:s text:c="20"/>ret_type = func.return_type</text:p>
      <text:p text:style-name="Python"><text:s text:c="16"/>else:</text:p>
      <text:p text:style-name="Python"><text:s text:c="20"/>panic(f'unreachable')</text:p>
      <text:p text:style-name="Python"><text:s text:c="12"/>else:</text:p>
      <text:p text:style-name="Python"><text:s text:c="16"/>panic(f'unreachable')</text:p>
      <text:p text:style-name="Python"><text:s text:c="12"/>if ret_type != VarType.BOOL:</text:p>
      <text:p text:style-name="Python"><text:s text:c="16"/>panic(f'Error: Condition must be bool {at_line(statement.lisp_list)}')</text:p>
      <text:p text:style-name="Python"/>
      <text:p text:style-name="Python"><text:s text:c="12"/>check_statement_list(fn_defs, current_fn_def, statement.true_branch)</text:p>
      <text:p text:style-name="Python"><text:s text:c="12"/>check_statement_list(fn_defs, current_fn_def, statement.false_branch)</text:p>
      <text:p text:style-name="Python"><text:soft-page-break/><text:s text:c="8"/>elif isinstance(statement, SyntaxStatementWhile):</text:p>
      <text:p text:style-name="Python"><text:s text:c="12"/>if isinstance(statement.condition, SyntaxVariableOrConstant):</text:p>
      <text:p text:style-name="Python"><text:s text:c="16"/>ret_type = get_type_var_or_const(current_fn_def, statement.condition)</text:p>
      <text:p text:style-name="Python"><text:s text:c="12"/>elif isinstance(statement.condition, SyntaxFunctionCall):</text:p>
      <text:p text:style-name="Python"><text:s text:c="16"/>func = find_matching_func_def_for_func_call(statement.condition, fn_defs, current_fn_def) <text:s text:c="19"/></text:p>
      <text:p text:style-name="Python"><text:s text:c="16"/>if isinstance(func, SyntaxFunctionDefinition):</text:p>
      <text:p text:style-name="Python"><text:s text:c="20"/>ret_type = func.return_type.vartype</text:p>
      <text:p text:style-name="Python"><text:s text:c="16"/>elif isinstance(func, BuiltinFunction):</text:p>
      <text:p text:style-name="Python"><text:s text:c="20"/>ret_type = func.return_type</text:p>
      <text:p text:style-name="Python"><text:s text:c="16"/>else:</text:p>
      <text:p text:style-name="Python"><text:s text:c="20"/>panic(f'unreachable')</text:p>
      <text:p text:style-name="Python"><text:s text:c="12"/>else:</text:p>
      <text:p text:style-name="Python"><text:s text:c="16"/>panic(f'unreachable')</text:p>
      <text:p text:style-name="Python"><text:s text:c="12"/>if ret_type != VarType.BOOL:</text:p>
      <text:p text:style-name="Python"><text:s text:c="16"/>panic(f'Error: Condition must be bool {at_line(statement.lisp_list)}')</text:p>
      <text:p text:style-name="Python"><text:s text:c="12"/>check_statement_list(fn_defs, current_fn_def, statement.statements)</text:p>
      <text:p text:style-name="Python"><text:s text:c="8"/>elif isinstance(statement, SyntaxStatementReturn):</text:p>
      <text:p text:style-name="Python"><text:s text:c="12"/>if isinstance(statement.value, SyntaxVariableOrConstant):</text:p>
      <text:p text:style-name="Python"><text:s text:c="16"/>ret_type = get_type_var_or_const(current_fn_def, statement.value)</text:p>
      <text:p text:style-name="Python"><text:s text:c="12"/>elif isinstance(statement.value, SyntaxFunctionCall):</text:p>
      <text:p text:style-name="Python"><text:s text:c="16"/>func = find_matching_func_def_for_func_call(statement.value, fn_defs, current_fn_def) <text:s text:c="19"/></text:p>
      <text:p text:style-name="Python"><text:s text:c="16"/>if isinstance(func, SyntaxFunctionDefinition):</text:p>
      <text:p text:style-name="Python"><text:s text:c="20"/>ret_type = func.return_type.vartype</text:p>
      <text:p text:style-name="Python"><text:s text:c="16"/>elif isinstance(func, BuiltinFunction):</text:p>
      <text:p text:style-name="Python"><text:s text:c="20"/>ret_type = func.return_type</text:p>
      <text:p text:style-name="Python"><text:s text:c="16"/>else:</text:p>
      <text:p text:style-name="Python"><text:s text:c="20"/>panic(f'unreachable')</text:p>
      <text:p text:style-name="Python"><text:s text:c="12"/>else:</text:p>
      <text:p text:style-name="Python"><text:s text:c="16"/>panic(f'unreachable')</text:p>
      <text:p text:style-name="Python"><text:s text:c="12"/>if current_fn_def.return_type.vartype != ret_type:</text:p>
      <text:p text:style-name="Python"><text:s text:c="16"/>panic(f'Function does not return value of return type {at_line(statement.lisp_list)}')</text:p>
      <text:p text:style-name="Python"><text:s text:c="8"/>else:</text:p>
      <text:p text:style-name="Python"><text:s text:c="12"/>panic(f'unreachable')</text:p>
      <text:p text:style-name="Python"/>
      <text:p text:style-name="Python">import itertools</text:p>
      <text:p text:style-name="Python"/>
      <text:p text:style-name="Python"><text:soft-page-break/>def check_function_definitions(fn_defs: tuple[SyntaxFunctionDefinition, ...]):</text:p>
      <text:p text:style-name="Python"><text:s text:c="4"/>for fn_def in fn_defs:</text:p>
      <text:p text:style-name="Python"><text:s text:c="8"/>for el in fn_def.statements.syntax_list[:-1]:</text:p>
      <text:p text:style-name="Python"><text:s text:c="12"/>if isinstance(el, SyntaxStatementReturn):</text:p>
      <text:p text:style-name="Python"><text:s text:c="16"/>panic(f'Error: Return statement must be the last one {at_line(el.lisp_list)}')</text:p>
      <text:p text:style-name="Python"><text:s text:c="8"/>if len(fn_def.statements.syntax_list) == 0:</text:p>
      <text:p text:style-name="Python"><text:s text:c="12"/>panic(f'Error: Function statement list must have at least one statement {at_line(fn_def.statements.lisp_list)}')</text:p>
      <text:p text:style-name="Python"><text:s text:c="8"/>if not isinstance(fn_def.statements.syntax_list[-1], SyntaxStatementReturn):</text:p>
      <text:p text:style-name="Python"><text:s text:c="12"/>panic(f'Error: Last statement in function definition statement list must be return statement {at_line(fn_def.statements.lisp_list)}')</text:p>
      <text:p text:style-name="Python"/>
      <text:p text:style-name="Python"><text:s text:c="8"/>VarTypePair.vartype</text:p>
      <text:p text:style-name="Python"><text:s text:c="8"/>it_first = itertools.chain(fn_def.arguments.syntax_list, fn_def.variables.syntax_list) <text:s text:c="7"/></text:p>
      <text:p text:style-name="Python"><text:s text:c="8"/>it_second = itertools.chain(fn_def.arguments.syntax_list, fn_def.variables.syntax_list) <text:s text:c="7"/></text:p>
      <text:p text:style-name="Python"><text:s text:c="8"/>for i_one, el_one in enumerate(it_first):</text:p>
      <text:p text:style-name="Python"><text:s text:c="12"/>for i_two, el_two in enumerate(it_second):</text:p>
      <text:p text:style-name="Python"><text:s text:c="16"/>if i_one == i_two:</text:p>
      <text:p text:style-name="Python"><text:s text:c="20"/>continue</text:p>
      <text:p text:style-name="Python"><text:s text:c="16"/>if el_one.token.value == el_two.token.value:</text:p>
      <text:p text:style-name="Python"><text:s text:c="20"/>panic(f'Error: Duplicate argument name {at_line(el_one.token)} and {at_line(el_two.token)}')</text:p>
      <text:p text:style-name="Python"><text:s text:c="4"/></text:p>
      <text:p text:style-name="Python"><text:s text:c="4"/>for i_one, fn_def_one in enumerate(fn_defs):</text:p>
      <text:p text:style-name="Python"><text:s text:c="8"/>args_one = [el.vartype for el in fn_def_one.arguments.syntax_list]</text:p>
      <text:p text:style-name="Python"><text:s text:c="8"/>for i_two, fn_def_two in enumerate(fn_defs):</text:p>
      <text:p text:style-name="Python"><text:s text:c="12"/>if i_one == i_two:</text:p>
      <text:p text:style-name="Python"><text:s text:c="16"/>continue</text:p>
      <text:p text:style-name="Python"><text:s text:c="12"/>if fn_def_one.name.value != fn_def_two.name.value:</text:p>
      <text:p text:style-name="Python"><text:s text:c="16"/>continue</text:p>
      <text:p text:style-name="Python"><text:s text:c="12"/>args_two = [el.vartype for el in fn_def_two.arguments.syntax_list]</text:p>
      <text:p text:style-name="Python"><text:s text:c="12"/>if len(args_one) != len(args_two):</text:p>
      <text:p text:style-name="Python"><text:s text:c="16"/>continue</text:p>
      <text:p text:style-name="Python"><text:s text:c="12"/>if any(a1 != a2 for a1, a2 in zip(args_one, args_two)):</text:p>
      <text:p text:style-name="Python"><text:s text:c="16"/>continue</text:p>
      <text:p text:style-name="Python"><text:s text:c="12"/>panic(f'Error: Duplicate function definitions {at_line(fn_def_one.lisp_list)} and {at_line(fn_def_two.lisp_list)}')</text:p>
      <text:p text:style-name="Python"/>
      <text:p text:style-name="Python"><text:s text:c="4"/>for fn_def in fn_defs:</text:p>
      <text:p text:style-name="Python"><text:soft-page-break/><text:s text:c="8"/>args_one = [el.vartype for el in fn_def.arguments.syntax_list]</text:p>
      <text:p text:style-name="Python"><text:s text:c="8"/>for builtin_def in BULTIN_FUNCTIONS:</text:p>
      <text:p text:style-name="Python"><text:s text:c="12"/>if builtin_def.name != fn_def.name.value:</text:p>
      <text:p text:style-name="Python"><text:s text:c="16"/>continue</text:p>
      <text:p text:style-name="Python"><text:s text:c="12"/>if len(args_one) != len(builtin_def.argtypes):</text:p>
      <text:p text:style-name="Python"><text:s text:c="16"/>continue</text:p>
      <text:p text:style-name="Python"><text:s text:c="12"/>if any(a1 != a2 for a1, a2 in zip(args_one, builtin_def.argtypes)):</text:p>
      <text:p text:style-name="Python"><text:s text:c="16"/>continue</text:p>
      <text:p text:style-name="Python"><text:s text:c="12"/>panic(f'Error: Duplicate function definition with builtin "{builtin_def.name}" {at_line(fn_def_one.lisp_list)}')</text:p>
      <text:p text:style-name="Python"><text:s text:c="4"/></text:p>
      <text:p text:style-name="Python"><text:s text:c="4"/>for fn_def in fn_defs:</text:p>
      <text:p text:style-name="Python"><text:s text:c="8"/>check_statement_list(fn_defs, fn_def, fn_def.statements)</text:p>
      <text:p text:style-name="Python"/>
      <text:p text:style-name="Python">def main():</text:p>
      <text:p text:style-name="Python"><text:s text:c="4"/>filepath = 'example.txt'</text:p>
      <text:p text:style-name="Python"><text:s text:c="4"/>lparens: list[TokenLparen] = []</text:p>
      <text:p text:style-name="Python"><text:s text:c="4"/>lisp_tree = LispList(TokenLparen(0, 0))</text:p>
      <text:p text:style-name="Python"><text:s text:c="4"/>build_lisp_tree(lisp_tree, tokenize(filepath), lparens)</text:p>
      <text:p text:style-name="Python"/>
      <text:p text:style-name="Python"><text:s text:c="4"/>if len(lparens) &gt; 0:</text:p>
      <text:p text:style-name="Python"><text:s text:c="8"/>panic(f'Error: Unmatched paren {at_line(lparens[-1])}')</text:p>
      <text:p text:style-name="Python"><text:s text:c="4"/>del lparens</text:p>
      <text:p text:style-name="Python"/>
      <text:p text:style-name="Python"><text:s text:c="4"/>fn_defs = tuple(syntax_parse_function_definitions(lisp_tree))</text:p>
      <text:p text:style-name="Python"><text:s text:c="4"/>check_function_definitions(fn_defs)</text:p>
      <text:p text:style-name="Python"/>
      <text:p text:style-name="Python"/>
      <text:p text:style-name="Python"/>
      <text:p text:style-name="Python">if __name__ == '__main__':</text:p>
      <text:p text:style-name="Python"><text:s text:c="4"/>main()</text:p>
      <text:p text:style-name="P27"/>
      <text:h text:style-name="Heading_20_1" text:outline-level="1"><text:bookmark-start text:name="__RefHeading___Toc172_199842936"/>Висновок<text:bookmark-end text:name="__RefHeading___Toc172_199842936"/></text:h>
      <text:p text:style-name="P28">У ході роботи створено просту Lisp-подібну мову з власним лексичним, синтаксичним і семантичним аналізаторами. Реалізація забезпечує перевірку структури, типів і логіки програм, а система діагностики чітко локалізує помилки у форматі <text:span text:style-name="Source_20_Text">Error: ...</text:span>. Тестування підтвердило правильність роботи всіх етапів аналізу та повну відповідність реалізації специфікації мови.</text:p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2$Linux_X86_64 LibreOffice_project/580$Build-2</meta:generator>
    <dc:date>2025-11-09T11:30:17.465404026</dc:date>
    <meta:editing-duration>PT3H58M6S</meta:editing-duration>
    <meta:editing-cycles>192</meta:editing-cycles>
    <meta:print-date>2025-11-09T11:30:29.531439117</meta:print-date>
    <meta:printed-by>PDF files</meta:printed-by>
    <meta:document-statistic meta:table-count="0" meta:image-count="0" meta:object-count="0" meta:page-count="31" meta:paragraph-count="808" meta:word-count="3683" meta:character-count="38907" meta:non-whitespace-character-count="30558"/>
  </office:meta>
</office:document-meta>
</file>